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Standard">
      <style:table-properties style:width="17.754cm" fo:margin-left="-2.501cm" style:page-number="auto" table:align="left" style:writing-mode="lr-tb"/>
    </style:style>
    <style:style style:name="Tabela1.A" style:family="table-column">
      <style:table-column-properties style:column-width="4.501cm"/>
    </style:style>
    <style:style style:name="Tabela1.B" style:family="table-column">
      <style:table-column-properties style:column-width="0.501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2cm"/>
    </style:style>
    <style:style style:name="Tabela1.F" style:family="table-column">
      <style:table-column-properties style:column-width="4.75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style:border-line-width-bottom="0.106cm 0.026cm 0.02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ela1.A2" style:family="table-cell">
      <style:table-cell-properties style:vertical-align="top" style:border-line-width-top="0.106cm 0.026cm 0.026cm" fo:padding-left="0.191cm" fo:padding-right="0.191cm" fo:padding-top="0cm" fo:padding-bottom="0cm" fo:border-left="none" fo:border-right="none" fo:border-top="4.5pt double #000000" fo:border-bottom="none" style:writing-mode="lr-tb"/>
    </style:style>
    <style:style style:name="Tabela1.3" style:family="table-row">
      <style:table-row-properties style:row-height="0.642cm" fo:keep-together="always"/>
    </style:style>
    <style:style style:name="Tabela1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.4" style:family="table-row">
      <style:table-row-properties style:row-height="0.953cm" fo:keep-together="always"/>
    </style:style>
    <style:style style:name="Tabe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dotted #000000" style:writing-mode="lr-tb"/>
    </style:style>
    <style:style style:name="Tabela1.A5" style:family="table-cell">
      <style:table-cell-properties style:vertical-align="middle" style:border-line-width-bottom="0.106cm 0.026cm 0.02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ela1.6" style:family="table-row">
      <style:table-row-properties style:row-height="1.164cm" fo:keep-together="always"/>
    </style:style>
    <style:style style:name="Tabela1.A6" style:family="table-cell">
      <style:table-cell-properties style:vertical-align="middle" style:border-line-width-top="0.106cm 0.026cm 0.026cm" fo:padding-left="0.191cm" fo:padding-right="0.191cm" fo:padding-top="0cm" fo:padding-bottom="0cm" fo:border-left="none" fo:border-right="none" fo:border-top="4.5pt double #000000" fo:border-bottom="none" style:writing-mode="lr-tb"/>
    </style:style>
    <style:style style:name="Tabela1.C6" style:family="table-cell">
      <style:table-cell-properties style:vertical-align="middle" style:border-line-width-top="0.106cm 0.026cm 0.026cm" fo:padding-left="0.191cm" fo:padding-right="0.191cm" fo:padding-top="0cm" fo:padding-bottom="0cm" fo:border-left="none" fo:border-right="none" fo:border-top="4.5pt double #000000" fo:border-bottom="0.5pt dotted #000000" style:writing-mode="lr-tb"/>
    </style:style>
    <style:style style:name="Tabela1.C7" style:family="table-cell">
      <style:table-cell-properties style:vertical-align="middle" fo:padding-left="0.191cm" fo:padding-right="0.191cm" fo:padding-top="0cm" fo:padding-bottom="0cm" fo:border-left="none" fo:border-right="none" fo:border-top="0.5pt dotted #000000" fo:border-bottom="0.5pt dotted #000000" style:writing-mode="lr-tb"/>
    </style:style>
    <style:style style:name="Tabela1.8" style:family="table-row">
      <style:table-row-properties style:min-row-height="1.425cm" fo:keep-together="always"/>
    </style:style>
    <style:style style:name="Tabela1.C8" style:family="table-cell">
      <style:table-cell-properties style:vertical-align="middle" fo:padding-left="0.191cm" fo:padding-right="0.191cm" fo:padding-top="0cm" fo:padding-bottom="0cm" fo:border-left="none" fo:border-right="none" fo:border-top="0.5pt dotted #000000" fo:border-bottom="none" style:writing-mode="lr-tb"/>
    </style:style>
    <style:style style:name="Tabela1.9" style:family="table-row">
      <style:table-row-properties style:row-height="1.245cm" fo:keep-together="always"/>
    </style:style>
    <style:style style:name="Tabela1.10" style:family="table-row">
      <style:table-row-properties style:row-height="0.7cm" fo:keep-together="always"/>
    </style:style>
    <style:style style:name="Tabela1.11" style:family="table-row">
      <style:table-row-properties style:row-height="1.662cm" fo:keep-together="always"/>
    </style:style>
    <style:style style:name="Tabela1.13" style:family="table-row">
      <style:table-row-properties style:row-height="2.027cm" fo:keep-together="always"/>
    </style:style>
    <style:style style:name="Tabela1.14" style:family="table-row">
      <style:table-row-properties style:row-height="0.917cm" fo:keep-together="always"/>
    </style:style>
    <style:style style:name="Tabela1.15" style:family="table-row">
      <style:table-row-properties style:row-height="1.101cm" fo:keep-together="always"/>
    </style:style>
    <style:style style:name="Tabela1.B15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000000" style:writing-mode="lr-tb"/>
    </style:style>
    <style:style style:name="Tabela1.16" style:family="table-row">
      <style:table-row-properties style:row-height="0.847cm" fo:keep-together="always"/>
    </style:style>
    <style:style style:name="Tabela1.17" style:family="table-row">
      <style:table-row-properties style:row-height="2cm" fo:keep-together="always"/>
    </style:style>
    <style:style style:name="Tabela1.A17" style:family="table-cell">
      <style:table-cell-properties style:vertical-align="top" style:border-line-width-top="0.106cm 0.026cm 0.026cm" fo:padding-left="0.191cm" fo:padding-right="0.191cm" fo:padding-top="0cm" fo:padding-bottom="0cm" fo:border-left="none" fo:border-right="none" fo:border-top="4.5pt double #000000" fo:border-bottom="0.5pt solid #000000" style:writing-mode="lr-tb"/>
    </style:style>
    <style:style style:name="Tabela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" style:family="table">
      <style:table-properties style:width="14.744cm" fo:margin-left="-0.123cm" table:align="left" style:writing-mode="lr-tb"/>
    </style:style>
    <style:style style:name="Tabela2.A" style:family="table-column">
      <style:table-column-properties style:column-width="7.362cm"/>
    </style:style>
    <style:style style:name="Tabela2.B" style:family="table-column">
      <style:table-column-properties style:column-width="7.38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1cm" fo:keep-together="always"/>
    </style:style>
    <style:style style:name="Tabela2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3" style:family="table">
      <style:table-properties style:width="14.744cm" fo:margin-left="-0.123cm" table:align="left" style:writing-mode="lr-tb"/>
    </style:style>
    <style:style style:name="Tabela3.A" style:family="table-column">
      <style:table-column-properties style:column-width="7.362cm"/>
    </style:style>
    <style:style style:name="Tabela3.B" style:family="table-column">
      <style:table-column-properties style:column-width="7.38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cm" fo:keep-together="always"/>
    </style:style>
    <style:style style:name="Tabela3.A3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4" style:family="table">
      <style:table-properties style:width="11.278cm" table:align="center" style:writing-mode="lr-tb"/>
    </style:style>
    <style:style style:name="Tabela4.A" style:family="table-column">
      <style:table-column-properties style:column-width="0.866cm"/>
    </style:style>
    <style:style style:name="Tabela4.B" style:family="table-column">
      <style:table-column-properties style:column-width="3.903cm"/>
    </style:style>
    <style:style style:name="Tabela4.C" style:family="table-column">
      <style:table-column-properties style:column-width="3.986cm"/>
    </style:style>
    <style:style style:name="Tabela4.D" style:family="table-column">
      <style:table-column-properties style:column-width="2.52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Tabela4.D1" style:family="table-cell">
      <style:table-cell-properties style:vertical-align="top" fo:padding-left="0.191cm" fo:padding-right="0.191cm" fo:padding-top="0cm" fo:padding-bottom="0cm" fo:border-left="0.5pt solid #000000" fo:border-right="1.5pt solid #000000" fo:border-top="1.5pt solid #000000" fo:border-bottom="1.5pt solid #000000" style:writing-mode="lr-tb"/>
    </style:style>
    <style:style style:name="Tabela4.A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5pt solid #000000" style:writing-mode="lr-tb"/>
    </style:style>
    <style:style style:name="Tabela4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4.D2" style:family="table-cell">
      <style:table-cell-properties style:vertical-align="top" fo:padding-left="0.191cm" fo:padding-right="0.191cm" fo:padding-top="0cm" fo:padding-bottom="0cm" fo:border-left="0.5pt solid #000000" fo:border-right="1.5pt solid #000000" fo:border-top="none" fo:border-bottom="0.5pt solid #000000" style:writing-mode="lr-tb"/>
    </style:style>
    <style:style style:name="Tabela4.A3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0.5pt solid #000000" style:writing-mode="lr-tb"/>
    </style:style>
    <style:style style:name="Tabela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D3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0.5pt solid #000000" style:writing-mode="lr-tb"/>
    </style:style>
    <style:style style:name="Tabela4.A4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none" style:writing-mode="lr-tb"/>
    </style:style>
    <style:style style:name="Tabela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a4.D4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none" style:writing-mode="lr-tb"/>
    </style:style>
    <style:style style:name="Tabela4.A5" style:family="table-cell">
      <style:table-cell-properties style:vertical-align="top"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Tabela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Tabela4.D5" style:family="table-cell">
      <style:table-cell-properties style:vertical-align="top" fo:padding-left="0.191cm" fo:padding-right="0.191cm" fo:padding-top="0cm" fo:padding-bottom="0cm" fo:border-left="0.5pt solid #000000" fo:border-right="1.5pt solid #000000" fo:border-top="0.5pt solid #000000" fo:border-bottom="1.5pt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1pt" fo:font-weight="bold" style:font-size-asian="11pt" style:font-weight-asian="bold" style:font-weight-complex="bold"/>
    </style:style>
    <style:style style:name="P4" style:family="paragraph" style:parent-style-name="Standard">
      <style:paragraph-properties fo:line-height="150%"/>
      <style:text-properties fo:font-size="11pt" officeooo:paragraph-rsid="001e33f2" style:font-size-asian="11pt" style:font-size-complex="11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letter-spacing="0.071cm"/>
    </style:style>
    <style:style style:name="P7" style:family="paragraph" style:parent-style-name="Standard">
      <style:text-properties fo:letter-spacing="0.035cm" fo:font-weight="bold" style:font-weight-asian="bold" style:font-weight-complex="bold"/>
    </style:style>
    <style:style style:name="P8" style:family="paragraph" style:parent-style-name="Standard">
      <style:paragraph-properties fo:line-height="150%"/>
      <style:text-properties officeooo:paragraph-rsid="001e33f2"/>
    </style:style>
    <style:style style:name="P9" style:family="paragraph" style:parent-style-name="Standard">
      <style:paragraph-properties style:snap-to-layout-grid="false"/>
      <style:text-properties fo:font-size="8pt" style:font-size-asian="8pt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text-properties fo:font-size="12pt" style:font-size-asian="12pt"/>
    </style:style>
    <style:style style:name="P12" style:family="paragraph" style:parent-style-name="Standard">
      <style:paragraph-properties fo:text-align="end" style:justify-single-word="false" fo:break-before="page"/>
    </style:style>
    <style:style style:name="P13" style:family="paragraph" style:parent-style-name="Zwykły">
      <style:paragraph-properties fo:break-before="page"/>
      <style:text-properties officeooo:rsid="0026f4a1" officeooo:paragraph-rsid="0026f4a1"/>
    </style:style>
    <style:style style:name="P14" style:family="paragraph" style:parent-style-name="Dodatek">
      <style:paragraph-properties fo:break-before="page"/>
    </style:style>
    <style:style style:name="P15" style:family="paragraph" style:parent-style-name="Nagłówek_20_streszczenia">
      <style:paragraph-properties fo:break-before="page"/>
    </style:style>
    <style:style style:name="P16" style:family="paragraph" style:parent-style-name="Standard">
      <style:paragraph-properties fo:margin-top="0.635cm" fo:margin-bottom="0cm" loext:contextual-spacing="false" fo:text-align="center" style:justify-single-word="false"/>
      <style:text-properties fo:font-size="8pt" style:font-size-asian="8pt"/>
    </style:style>
    <style:style style:name="P17" style:family="paragraph" style:parent-style-name="Zwykły">
      <style:paragraph-properties fo:line-height="100%"/>
    </style:style>
    <style:style style:name="P18" style:family="paragraph" style:parent-style-name="Zwykły">
      <style:paragraph-properties fo:line-height="100%" fo:text-align="center" style:justify-single-word="false"/>
      <style:text-properties fo:font-size="18pt" fo:letter-spacing="0.247cm" fo:font-weight="bold" style:font-size-asian="18pt" style:font-weight-asian="bold" style:font-size-complex="18pt"/>
    </style:style>
    <style:style style:name="P19" style:family="paragraph" style:parent-style-name="Zwykły">
      <style:paragraph-properties fo:line-height="100%"/>
      <style:text-properties fo:font-variant="small-caps" fo:font-weight="bold" style:font-weight-asian="bold"/>
    </style:style>
    <style:style style:name="P20" style:family="paragraph" style:parent-style-name="Zwykły">
      <style:paragraph-properties fo:line-height="100%"/>
      <style:text-properties fo:font-variant="small-caps" fo:font-weight="bold" style:font-weight-asian="bold" style:font-size-complex="12pt"/>
    </style:style>
    <style:style style:name="P21" style:family="paragraph" style:parent-style-name="Zwykły">
      <style:paragraph-properties fo:line-height="100%" fo:text-align="center" style:justify-single-word="false"/>
      <style:text-properties fo:font-variant="small-caps" fo:font-weight="bold" style:font-weight-asian="bold" style:font-size-complex="12pt"/>
    </style:style>
    <style:style style:name="P22" style:family="paragraph" style:parent-style-name="Zwykły">
      <style:paragraph-properties fo:line-height="100%" fo:text-align="start" style:justify-single-word="false"/>
      <style:text-properties fo:font-variant="small-caps" fo:font-size="15pt" fo:font-style="italic" fo:font-weight="bold" officeooo:paragraph-rsid="001aa967" style:font-size-asian="15pt" style:font-style-asian="italic" style:font-weight-asian="bold" style:font-size-complex="15pt"/>
    </style:style>
    <style:style style:name="P23" style:family="paragraph" style:parent-style-name="Zwykły">
      <style:paragraph-properties fo:line-height="100%" fo:text-align="start" style:justify-single-word="false"/>
      <style:text-properties fo:font-variant="small-caps" fo:font-size="15pt" fo:language="en" fo:country="US" fo:font-style="italic" fo:font-weight="bold" officeooo:paragraph-rsid="001aa967" style:font-size-asian="15pt" style:font-style-asian="italic" style:font-weight-asian="bold" style:font-size-complex="15pt"/>
    </style:style>
    <style:style style:name="P24" style:family="paragraph" style:parent-style-name="Zwykły">
      <style:paragraph-properties fo:line-height="100%" style:snap-to-layout-grid="false"/>
      <style:text-properties fo:font-variant="small-caps"/>
    </style:style>
    <style:style style:name="P25" style:family="paragraph" style:parent-style-name="Zwykły">
      <style:paragraph-properties fo:line-height="100%"/>
      <style:text-properties fo:font-variant="small-caps" fo:font-size="9pt" style:font-size-asian="9pt" style:font-size-complex="9pt"/>
    </style:style>
    <style:style style:name="P26" style:family="paragraph" style:parent-style-name="Zwykły">
      <style:paragraph-properties fo:line-height="100%" fo:text-align="center" style:justify-single-word="false"/>
      <style:text-properties fo:font-variant="small-caps" fo:font-size="9pt" style:font-size-asian="9pt" style:font-size-complex="9pt"/>
    </style:style>
    <style:style style:name="P27" style:family="paragraph" style:parent-style-name="Zwykły">
      <style:paragraph-properties fo:line-height="100%" fo:text-align="center" style:justify-single-word="false" style:snap-to-layout-grid="false"/>
      <style:text-properties fo:font-variant="small-caps" fo:font-size="9pt" style:font-size-asian="9pt" style:font-size-complex="9pt"/>
    </style:style>
    <style:style style:name="P28" style:family="paragraph" style:parent-style-name="Zwykły">
      <style:paragraph-properties fo:line-height="100%" fo:text-align="center" style:justify-single-word="false"/>
      <style:text-properties fo:font-variant="small-caps" fo:font-size="13pt" fo:font-style="italic" fo:font-weight="bold" officeooo:paragraph-rsid="001aa967" style:font-size-asian="13pt" style:language-asian="pl" style:country-asian="PL" style:font-style-asian="italic" style:font-weight-asian="bold"/>
    </style:style>
    <style:style style:name="P29" style:family="paragraph" style:parent-style-name="Zwykły">
      <style:paragraph-properties fo:line-height="100%"/>
      <style:text-properties fo:font-variant="small-caps" fo:font-size="11pt" fo:font-weight="bold" style:font-size-asian="11pt" style:font-weight-asian="bold" style:font-size-complex="11pt"/>
    </style:style>
    <style:style style:name="P30" style:family="paragraph" style:parent-style-name="Zwykły">
      <style:paragraph-properties fo:line-height="100%"/>
      <style:text-properties style:font-size-complex="12pt"/>
    </style:style>
    <style:style style:name="P31" style:family="paragraph" style:parent-style-name="Zwykły">
      <style:paragraph-properties fo:text-align="start" style:justify-single-word="false"/>
    </style:style>
    <style:style style:name="P32" style:family="paragraph" style:parent-style-name="Zwykły">
      <style:paragraph-properties fo:text-align="center" style:justify-single-word="false"/>
      <style:text-properties fo:font-size="14pt" fo:letter-spacing="0.035cm" fo:font-weight="bold" style:font-size-asian="14pt" style:font-weight-asian="bold" style:font-size-complex="14pt"/>
    </style:style>
    <style:style style:name="P33" style:family="paragraph" style:parent-style-name="Zwykły">
      <style:text-properties officeooo:rsid="0024fd97" officeooo:paragraph-rsid="0024fd97"/>
    </style:style>
    <style:style style:name="P34" style:family="paragraph" style:parent-style-name="Zwykły">
      <style:text-properties officeooo:rsid="0026f4a1" officeooo:paragraph-rsid="0026f4a1"/>
    </style:style>
    <style:style style:name="P35" style:family="paragraph" style:parent-style-name="Zwykły">
      <style:text-properties officeooo:rsid="00373ac7" officeooo:paragraph-rsid="00373ac7"/>
    </style:style>
    <style:style style:name="P36" style:family="paragraph" style:parent-style-name="Zwykły">
      <style:text-properties officeooo:rsid="003b1f57" officeooo:paragraph-rsid="003b1f57"/>
    </style:style>
    <style:style style:name="P37" style:family="paragraph" style:parent-style-name="Zwykły">
      <style:text-properties officeooo:rsid="0049b478" officeooo:paragraph-rsid="0049b478"/>
    </style:style>
    <style:style style:name="P38" style:family="paragraph" style:parent-style-name="Zwykły">
      <style:text-properties officeooo:rsid="004b948b" officeooo:paragraph-rsid="004b948b"/>
    </style:style>
    <style:style style:name="P39" style:family="paragraph" style:parent-style-name="Zwykły">
      <style:text-properties officeooo:rsid="004d6b77" officeooo:paragraph-rsid="004d6b77"/>
    </style:style>
    <style:style style:name="P40" style:family="paragraph" style:parent-style-name="Zwykły">
      <style:paragraph-properties fo:margin-top="0cm" fo:margin-bottom="2.117cm" loext:contextual-spacing="false" fo:text-align="center" style:justify-single-word="false"/>
    </style:style>
    <style:style style:name="P41" style:family="paragraph" style:parent-style-name="Zwykły">
      <style:paragraph-properties fo:margin-left="8.251cm" fo:margin-right="0cm" fo:text-indent="0cm" style:auto-text-indent="false"/>
    </style:style>
    <style:style style:name="P42" style:family="paragraph" style:parent-style-name="Zwykły">
      <style:paragraph-properties fo:margin-top="2.54cm" fo:margin-bottom="0.212cm" loext:contextual-spacing="false" fo:text-align="center" style:justify-single-word="false"/>
    </style:style>
    <style:style style:name="P43" style:family="paragraph" style:parent-style-name="Zwykły">
      <style:paragraph-properties fo:margin-left="-2.251cm" fo:margin-right="0cm" fo:text-align="start" style:justify-single-word="false" fo:text-indent="0cm" style:auto-text-indent="false"/>
      <style:text-properties fo:font-weight="bold" style:font-weight-asian="bold" style:font-size-complex="12pt"/>
    </style:style>
    <style:style style:name="P44" style:family="paragraph" style:parent-style-name="Zwykły">
      <style:paragraph-properties fo:margin-left="-2.251cm" fo:margin-right="0cm" fo:text-align="center" style:justify-single-word="false" fo:text-indent="0cm" style:auto-text-indent="false"/>
      <style:text-properties fo:font-weight="bold" style:font-weight-asian="bold" style:font-size-complex="12pt"/>
    </style:style>
    <style:style style:name="P45" style:family="paragraph" style:parent-style-name="Zwykły">
      <style:paragraph-properties fo:margin-left="-2.251cm" fo:margin-right="0cm" fo:line-height="100%" fo:text-indent="0cm" style:auto-text-indent="false"/>
      <style:text-properties fo:font-size="8pt" fo:font-weight="bold" style:font-size-asian="8pt" style:font-weight-asian="bold" style:font-size-complex="14pt"/>
    </style:style>
    <style:style style:name="P46" style:family="paragraph" style:parent-style-name="Zwykły">
      <style:paragraph-properties fo:margin-left="-2.251cm" fo:margin-right="0cm" fo:text-indent="0cm" style:auto-text-indent="false"/>
      <style:text-properties style:font-size-complex="12pt"/>
    </style:style>
    <style:style style:name="P47" style:family="paragraph" style:parent-style-name="Zwykły">
      <style:paragraph-properties fo:margin-left="-2.251cm" fo:margin-right="0cm" fo:text-align="start" style:justify-single-word="false" fo:text-indent="0cm" style:auto-text-indent="false"/>
      <style:text-properties style:font-size-complex="12pt"/>
    </style:style>
    <style:style style:name="P48" style:family="paragraph" style:parent-style-name="Zwykły">
      <style:paragraph-properties fo:margin-left="-2.251cm" fo:margin-right="0cm" fo:text-indent="0cm" style:auto-text-indent="false"/>
      <style:text-properties officeooo:paragraph-rsid="001e33f2"/>
    </style:style>
    <style:style style:name="P49" style:family="paragraph" style:parent-style-name="Dedykacja">
      <style:paragraph-properties fo:margin-left="-2.251cm" fo:margin-right="0cm" fo:line-height="100%" fo:text-indent="0cm" style:auto-text-indent="false"/>
    </style:style>
    <style:style style:name="P50" style:family="paragraph" style:parent-style-name="A1">
      <style:paragraph-properties fo:margin-left="-2.251cm" fo:margin-right="0cm" fo:text-indent="0cm" style:auto-text-indent="false"/>
      <style:text-properties style:font-name="Times New Roman" style:font-name-complex="Times New Roman"/>
    </style:style>
    <style:style style:name="P51" style:family="paragraph" style:parent-style-name="Zwykły">
      <style:paragraph-properties fo:margin-left="-2.251cm" fo:margin-right="0cm" fo:text-indent="0.63cm" style:auto-text-indent="false"/>
      <style:text-properties style:font-size-complex="12pt"/>
    </style:style>
    <style:style style:name="P52" style:family="paragraph" style:parent-style-name="Zwykły">
      <style:paragraph-properties fo:margin-left="-2.251cm" fo:margin-right="0cm" fo:text-align="end" style:justify-single-word="false" fo:text-indent="0.63cm" style:auto-text-indent="false"/>
      <style:text-properties style:font-size-complex="12pt"/>
    </style:style>
    <style:style style:name="P53" style:family="paragraph" style:parent-style-name="Zwykły">
      <style:paragraph-properties fo:margin-left="6.35cm" fo:margin-right="0cm" fo:text-align="end" style:justify-single-word="false" fo:text-indent="2.251cm" style:auto-text-indent="false"/>
      <style:text-properties style:font-size-complex="12pt"/>
    </style:style>
    <style:style style:name="P54" style:family="paragraph" style:parent-style-name="Zwykły">
      <style:paragraph-properties fo:margin-top="0.423cm" fo:margin-bottom="0.212cm" loext:contextual-spacing="false"/>
    </style:style>
    <style:style style:name="P55" style:family="paragraph" style:parent-style-name="Zwykły">
      <style:paragraph-properties fo:margin-left="0.751cm" fo:margin-right="0cm" fo:line-height="100%" fo:text-align="start" style:justify-single-word="false" fo:text-indent="-0.751cm" style:auto-text-indent="false"/>
    </style:style>
    <style:style style:name="P56" style:family="paragraph" style:parent-style-name="Zwykły">
      <style:paragraph-properties fo:margin-left="0.723cm" fo:margin-right="0cm" fo:margin-top="0cm" fo:margin-bottom="0cm" loext:contextual-spacing="false" fo:line-height="100%" fo:text-indent="0cm" style:auto-text-indent="false" fo:keep-with-next="always"/>
      <style:text-properties fo:font-variant="small-caps" fo:font-size="13pt" fo:font-style="italic" fo:font-weight="bold" officeooo:paragraph-rsid="001aa967" style:font-size-asian="13pt" style:language-asian="pl" style:country-asian="PL" style:font-style-asian="italic" style:font-weight-asian="bold"/>
    </style:style>
    <style:style style:name="P57" style:family="paragraph" style:parent-style-name="Zwykły">
      <style:paragraph-properties fo:margin-left="0.723cm" fo:margin-right="0cm" fo:margin-top="0cm" fo:margin-bottom="0cm" loext:contextual-spacing="false" fo:line-height="100%" fo:text-indent="0cm" style:auto-text-indent="false" fo:keep-with-next="always"/>
      <style:text-properties fo:font-variant="small-caps" fo:font-size="13pt" fo:font-style="italic" fo:font-weight="bold" officeooo:rsid="001aa967" officeooo:paragraph-rsid="001aa967" style:font-size-asian="13pt" style:language-asian="pl" style:country-asian="PL" style:font-style-asian="italic" style:font-weight-asian="bold"/>
    </style:style>
    <style:style style:name="P58" style:family="paragraph" style:parent-style-name="Zwykły">
      <style:paragraph-properties fo:margin-left="0.723cm" fo:margin-right="0cm" fo:line-height="100%" fo:text-indent="0cm" style:auto-text-indent="false"/>
      <style:text-properties officeooo:paragraph-rsid="001aa967"/>
    </style:style>
    <style:style style:name="P59" style:family="paragraph" style:parent-style-name="Zwykły">
      <style:paragraph-properties fo:margin-left="0.522cm" fo:margin-right="0cm" fo:line-height="100%" fo:text-align="center" style:justify-single-word="false" fo:text-indent="0cm" style:auto-text-indent="false"/>
      <style:text-properties fo:font-variant="small-caps" officeooo:paragraph-rsid="001aa967"/>
    </style:style>
    <style:style style:name="P60" style:family="paragraph" style:parent-style-name="Title">
      <style:text-properties fo:font-size="20pt" fo:font-weight="bold" officeooo:paragraph-rsid="001ac758" style:font-size-asian="20pt" style:font-weight-asian="bold" style:font-size-complex="20pt" style:font-weight-complex="bold"/>
    </style:style>
    <style:style style:name="P61" style:family="paragraph" style:parent-style-name="Autor">
      <style:text-properties officeooo:rsid="0015d365" officeooo:paragraph-rsid="0015d365"/>
    </style:style>
    <style:style style:name="P62" style:family="paragraph" style:parent-style-name="Promotor">
      <style:paragraph-properties fo:margin-left="5.502cm" fo:margin-right="0cm" fo:text-indent="0cm" style:auto-text-indent="false"/>
      <style:text-properties officeooo:paragraph-rsid="00178935"/>
    </style:style>
    <style:style style:name="P63" style:family="paragraph" style:parent-style-name="Promotor">
      <style:paragraph-properties fo:margin-left="5.502cm" fo:margin-right="0cm" fo:text-indent="0cm" style:auto-text-indent="false"/>
      <style:text-properties officeooo:rsid="00178935" officeooo:paragraph-rsid="00178935"/>
    </style:style>
    <style:style style:name="P64" style:family="paragraph" style:parent-style-name="Table_20_of_20_Figures">
      <style:paragraph-properties>
        <style:tab-stops>
          <style:tab-stop style:position="14.48cm" style:type="right" style:leader-style="dotted" style:leader-text="."/>
        </style:tab-stops>
      </style:paragraph-properties>
    </style:style>
    <style:style style:name="P65" style:family="paragraph" style:parent-style-name="A1">
      <style:text-properties style:font-name="Times New Roman" style:font-name-complex="Times New Roman"/>
    </style:style>
    <style:style style:name="P66" style:family="paragraph" style:parent-style-name="Podpis_20_rysunku_20_lub_20_tabeli">
      <style:paragraph-properties fo:margin-left="0cm" fo:margin-right="0cm" fo:text-indent="0.64cm" style:auto-text-indent="false"/>
    </style:style>
    <style:style style:name="P67" style:family="paragraph" style:parent-style-name="Podpis_20_rysunku_20_lub_20_tabeli">
      <style:paragraph-properties fo:margin-left="0cm" fo:margin-right="0cm" fo:text-align="center" style:justify-single-word="false" fo:text-indent="0.64cm" style:auto-text-indent="false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0.64cm" style:auto-text-indent="false"/>
      <style:text-properties fo:font-size="12pt" officeooo:paragraph-rsid="0021b53a" style:font-size-asian="12pt"/>
    </style:style>
    <style:style style:name="P69" style:family="paragraph" style:parent-style-name="Zwykły">
      <style:paragraph-properties fo:margin-left="0cm" fo:margin-right="0cm" fo:text-indent="0.64cm" style:auto-text-indent="false"/>
    </style:style>
    <style:style style:name="P70" style:family="paragraph" style:parent-style-name="Zwykły">
      <style:paragraph-properties fo:margin-left="0cm" fo:margin-right="0cm" fo:text-indent="0.64cm" style:auto-text-indent="false"/>
      <style:text-properties officeooo:paragraph-rsid="002d86c6"/>
    </style:style>
    <style:style style:name="P71" style:family="paragraph" style:parent-style-name="Zwykły">
      <style:paragraph-properties fo:margin-left="0cm" fo:margin-right="0cm" fo:text-indent="0.64cm" style:auto-text-indent="false"/>
      <style:text-properties officeooo:paragraph-rsid="002f9098"/>
    </style:style>
    <style:style style:name="P72" style:family="paragraph" style:parent-style-name="Zwykły">
      <style:paragraph-properties fo:margin-left="0cm" fo:margin-right="0cm" fo:text-indent="0.64cm" style:auto-text-indent="false"/>
      <style:text-properties officeooo:paragraph-rsid="00300b6e"/>
    </style:style>
    <style:style style:name="P73" style:family="paragraph" style:parent-style-name="Zwykły">
      <style:paragraph-properties fo:margin-left="0cm" fo:margin-right="0cm" fo:text-indent="0.64cm" style:auto-text-indent="false"/>
      <style:text-properties fo:font-style="italic" style:font-style-asian="italic"/>
    </style:style>
    <style:style style:name="P74" style:family="paragraph" style:parent-style-name="Zwykły">
      <style:paragraph-properties fo:margin-left="0cm" fo:margin-right="0cm" fo:text-indent="0.64cm" style:auto-text-indent="false"/>
      <style:text-properties fo:font-style="italic" officeooo:paragraph-rsid="001f4d96" style:font-style-asian="italic"/>
    </style:style>
    <style:style style:name="P75" style:family="paragraph" style:parent-style-name="Zwykły">
      <style:paragraph-properties fo:margin-left="0cm" fo:margin-right="0cm" fo:text-indent="0.64cm" style:auto-text-indent="false"/>
      <style:text-properties officeooo:rsid="0020b5a2" officeooo:paragraph-rsid="0020b5a2"/>
    </style:style>
    <style:style style:name="P76" style:family="paragraph" style:parent-style-name="Zwykły">
      <style:paragraph-properties fo:margin-left="0cm" fo:margin-right="0cm" fo:text-indent="0.64cm" style:auto-text-indent="false"/>
      <style:text-properties officeooo:rsid="0020b5a2" officeooo:paragraph-rsid="00341aae"/>
    </style:style>
    <style:style style:name="P77" style:family="paragraph" style:parent-style-name="Zwykły">
      <style:paragraph-properties fo:margin-left="0cm" fo:margin-right="0cm" fo:text-indent="0.64cm" style:auto-text-indent="false"/>
      <style:text-properties officeooo:rsid="00373ac7" officeooo:paragraph-rsid="00387db8"/>
    </style:style>
    <style:style style:name="P78" style:family="paragraph" style:parent-style-name="Zwykły">
      <style:paragraph-properties fo:margin-left="0cm" fo:margin-right="0cm" fo:text-indent="0.64cm" style:auto-text-indent="false"/>
      <style:text-properties officeooo:paragraph-rsid="0044b3aa"/>
    </style:style>
    <style:style style:name="P79" style:family="paragraph" style:parent-style-name="Zwykły">
      <style:paragraph-properties fo:margin-left="0cm" fo:margin-right="0cm" fo:text-indent="0.64cm" style:auto-text-indent="false"/>
      <style:text-properties officeooo:rsid="00460ba5" officeooo:paragraph-rsid="00460ba5"/>
    </style:style>
    <style:style style:name="P80" style:family="paragraph" style:parent-style-name="Zwykły">
      <style:paragraph-properties fo:margin-left="0cm" fo:margin-right="0cm" fo:text-indent="0.64cm" style:auto-text-indent="false"/>
      <style:text-properties officeooo:rsid="00492e91" officeooo:paragraph-rsid="00492e91"/>
    </style:style>
    <style:style style:name="P81" style:family="paragraph" style:parent-style-name="Tekst_20_w_20_tabeli">
      <style:paragraph-properties fo:margin-left="0cm" fo:margin-right="0cm" fo:text-indent="0.64cm" style:auto-text-indent="false"/>
    </style:style>
    <style:style style:name="P82" style:family="paragraph" style:parent-style-name="Tekst_20_w_20_tabeli">
      <style:paragraph-properties fo:margin-left="0cm" fo:margin-right="0cm" fo:text-align="center" style:justify-single-word="false" fo:text-indent="0.64cm" style:auto-text-indent="false"/>
      <style:text-properties fo:font-style="italic" fo:font-weight="bold" style:font-style-asian="italic" style:font-weight-asian="bold"/>
    </style:style>
    <style:style style:name="P83" style:family="paragraph" style:parent-style-name="Tekst_20_w_20_tabeli">
      <style:paragraph-properties fo:margin-left="0cm" fo:margin-right="0cm" fo:text-align="center" style:justify-single-word="false" fo:text-indent="0.64cm" style:auto-text-indent="false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font-size="12pt" officeooo:paragraph-rsid="0021b53a" style:font-size-asian="12pt"/>
    </style:style>
    <style:style style:name="P85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86" style:family="paragraph" style:parent-style-name="Standard" style:list-style-name="WW8Num13">
      <style:paragraph-properties fo:margin-left="0cm" fo:margin-right="0cm" fo:margin-top="0.423cm" fo:margin-bottom="0cm" loext:contextual-spacing="false" fo:text-indent="-0.635cm" style:auto-text-indent="false"/>
      <style:text-properties fo:font-size="11pt" style:font-size-asian="11pt"/>
    </style:style>
    <style:style style:name="P87" style:family="paragraph" style:parent-style-name="Heading_20_1" style:master-page-name="Konwertuj_20_7">
      <style:paragraph-properties fo:margin-left="0cm" fo:margin-right="0cm" fo:text-indent="0.64cm" style:auto-text-indent="false" style:page-number="1"/>
    </style:style>
    <style:style style:name="P88" style:family="paragraph" style:parent-style-name="Heading_20_1" style:list-style-name="WW8Num14" style:master-page-name="Konwertuj_20_8">
      <style:paragraph-properties fo:margin-left="0cm" fo:margin-right="0cm" fo:text-indent="0.64cm" style:auto-text-indent="false" style:page-number="auto"/>
      <style:text-properties officeooo:paragraph-rsid="00212417"/>
    </style:style>
    <style:style style:name="P89" style:family="paragraph" style:parent-style-name="Heading_20_1" style:list-style-name="">
      <style:paragraph-properties fo:margin-left="0cm" fo:margin-right="0cm" fo:line-height="150%" fo:orphans="2" fo:widows="2" fo:text-indent="0.64cm" style:auto-text-indent="false"/>
      <style:text-properties officeooo:paragraph-rsid="001f4d96"/>
    </style:style>
    <style:style style:name="P90" style:family="paragraph" style:parent-style-name="Heading_20_1">
      <style:paragraph-properties fo:margin-left="0cm" fo:margin-right="0cm" fo:text-indent="0.64cm" style:auto-text-indent="false" fo:break-before="page"/>
      <style:text-properties officeooo:rsid="001f4d96" officeooo:paragraph-rsid="001f4d96"/>
    </style:style>
    <style:style style:name="P91" style:family="paragraph" style:parent-style-name="Heading_20_1" style:master-page-name="Konwertuj_20_10">
      <style:paragraph-properties fo:margin-left="0cm" fo:margin-right="0cm" fo:text-indent="0.64cm" style:auto-text-indent="false" style:page-number="auto"/>
      <style:text-properties officeooo:paragraph-rsid="0021b53a"/>
    </style:style>
    <style:style style:name="P92" style:family="paragraph" style:parent-style-name="Heading_20_2">
      <style:paragraph-properties fo:margin-left="0cm" fo:margin-right="0cm" fo:text-indent="0.64cm" style:auto-text-indent="false"/>
    </style:style>
    <style:style style:name="P93" style:family="paragraph" style:parent-style-name="Heading_20_2">
      <style:paragraph-properties fo:margin-left="0cm" fo:margin-right="0cm" fo:text-indent="0.64cm" style:auto-text-indent="false"/>
      <style:text-properties fo:font-style="italic" officeooo:rsid="00332648" officeooo:paragraph-rsid="00460ba5" style:font-style-asian="italic"/>
    </style:style>
    <style:style style:name="P94" style:family="paragraph" style:parent-style-name="Heading_20_2">
      <style:paragraph-properties fo:margin-left="0cm" fo:margin-right="0cm" fo:text-indent="0.64cm" style:auto-text-indent="false"/>
      <style:text-properties fo:font-style="italic" officeooo:rsid="00460ba5" officeooo:paragraph-rsid="00460ba5" style:font-style-asian="italic"/>
    </style:style>
    <style:style style:name="P95" style:family="paragraph" style:parent-style-name="Heading_20_2">
      <style:paragraph-properties fo:margin-left="0cm" fo:margin-right="0cm" fo:text-indent="0.64cm" style:auto-text-indent="false"/>
      <style:text-properties fo:font-style="italic" officeooo:rsid="00460ba5" officeooo:paragraph-rsid="0051e13e" style:font-style-asian="italic"/>
    </style:style>
    <style:style style:name="P96" style:family="paragraph" style:parent-style-name="Heading_20_2">
      <style:paragraph-properties fo:margin-left="0cm" fo:margin-right="0cm" fo:text-indent="0.64cm" style:auto-text-indent="false"/>
      <style:text-properties fo:font-style="italic" officeooo:rsid="003cba43" officeooo:paragraph-rsid="003cba43" style:font-style-asian="italic"/>
    </style:style>
    <style:style style:name="P97" style:family="paragraph" style:parent-style-name="Heading_20_2">
      <style:paragraph-properties fo:margin-left="0cm" fo:margin-right="0cm" fo:text-indent="0.64cm" style:auto-text-indent="false"/>
      <style:text-properties fo:font-style="italic" officeooo:rsid="0051e13e" officeooo:paragraph-rsid="0051e13e" style:font-style-asian="italic"/>
    </style:style>
    <style:style style:name="P98" style:family="paragraph" style:parent-style-name="Heading_20_2">
      <style:paragraph-properties fo:margin-left="0cm" fo:margin-right="0cm" fo:text-indent="0.64cm" style:auto-text-indent="false"/>
      <style:text-properties officeooo:rsid="0020b5a2" officeooo:paragraph-rsid="0020b5a2"/>
    </style:style>
    <style:style style:name="P99" style:family="paragraph" style:parent-style-name="Heading_20_2">
      <style:paragraph-properties fo:margin-left="0cm" fo:margin-right="0cm" fo:text-indent="0.64cm" style:auto-text-indent="false"/>
      <style:text-properties officeooo:rsid="003504ff" officeooo:paragraph-rsid="00506b40"/>
    </style:style>
    <style:style style:name="P100" style:family="paragraph" style:parent-style-name="Heading_20_2">
      <style:paragraph-properties fo:margin-left="0cm" fo:margin-right="0cm" fo:text-indent="0.64cm" style:auto-text-indent="false"/>
      <style:text-properties officeooo:paragraph-rsid="001f4d96"/>
    </style:style>
    <style:style style:name="P101" style:family="paragraph" style:parent-style-name="Heading_20_2" style:list-style-name="WW8Num14">
      <style:paragraph-properties fo:margin-left="0cm" fo:margin-right="0cm" fo:text-indent="0.64cm" style:auto-text-indent="false"/>
      <style:text-properties officeooo:paragraph-rsid="0021b53a"/>
    </style:style>
    <style:style style:name="P102" style:family="paragraph" style:parent-style-name="Heading_20_2" style:list-style-name="WW8Num14">
      <style:paragraph-properties fo:margin-left="0cm" fo:margin-right="0cm" fo:text-indent="0.64cm" style:auto-text-indent="false"/>
      <style:text-properties fo:font-size="12pt" officeooo:rsid="0021b53a" officeooo:paragraph-rsid="0021b53a" style:font-size-asian="12pt"/>
    </style:style>
    <style:style style:name="P103" style:family="paragraph" style:parent-style-name="Heading_20_2">
      <style:paragraph-properties fo:margin-left="0cm" fo:margin-right="0cm" fo:text-indent="0.64cm" style:auto-text-indent="false"/>
      <style:text-properties fo:font-size="12pt" officeooo:paragraph-rsid="0056258c" style:font-size-asian="12pt" style:font-size-complex="12pt"/>
    </style:style>
    <style:style style:name="P104" style:family="paragraph" style:parent-style-name="Heading_20_2">
      <style:paragraph-properties fo:margin-left="0cm" fo:margin-right="0cm" fo:text-indent="0.64cm" style:auto-text-indent="false"/>
      <style:text-properties officeooo:rsid="00506b40" officeooo:paragraph-rsid="0051e13e"/>
    </style:style>
    <style:style style:name="P105" style:family="paragraph" style:parent-style-name="Heading_20_2">
      <style:paragraph-properties fo:margin-left="0cm" fo:margin-right="0cm" fo:text-indent="0.64cm" style:auto-text-indent="false"/>
      <style:text-properties officeooo:paragraph-rsid="0055c487"/>
    </style:style>
    <style:style style:name="P106" style:family="paragraph" style:parent-style-name="Heading_20_2">
      <style:paragraph-properties fo:margin-left="0cm" fo:margin-right="0cm" fo:text-indent="0.64cm" style:auto-text-indent="false"/>
      <style:text-properties officeooo:paragraph-rsid="0056258c"/>
    </style:style>
    <style:style style:name="P107" style:family="paragraph" style:parent-style-name="Zwykły" style:list-style-name="L1">
      <style:text-properties officeooo:rsid="00387db8" officeooo:paragraph-rsid="00387db8"/>
    </style:style>
    <style:style style:name="P108" style:family="paragraph" style:parent-style-name="Zwykły" style:list-style-name="L2">
      <style:text-properties officeooo:rsid="0043e606" officeooo:paragraph-rsid="0043e606"/>
    </style:style>
    <style:style style:name="P109" style:family="paragraph" style:parent-style-name="Zwykły" style:list-style-name="L2">
      <style:text-properties officeooo:rsid="00373ac7" officeooo:paragraph-rsid="0043e606"/>
    </style:style>
    <style:style style:name="P110" style:family="paragraph" style:parent-style-name="Zwykły" style:list-style-name="L2">
      <style:text-properties officeooo:rsid="0039b25a" officeooo:paragraph-rsid="0039b25a"/>
    </style:style>
    <style:style style:name="P111" style:family="paragraph" style:parent-style-name="Zwykły" style:list-style-name="L2">
      <style:text-properties officeooo:rsid="003b1f57" officeooo:paragraph-rsid="003b1f57"/>
    </style:style>
    <style:style style:name="P112" style:family="paragraph" style:parent-style-name="Zwykły" style:list-style-name="L2">
      <style:text-properties officeooo:rsid="003c615a" officeooo:paragraph-rsid="003c615a"/>
    </style:style>
    <style:style style:name="P113" style:family="paragraph" style:parent-style-name="Zwykły" style:list-style-name="L3">
      <style:text-properties officeooo:paragraph-rsid="0048818b"/>
    </style:style>
    <style:style style:name="P114" style:family="paragraph" style:parent-style-name="Zwykły" style:list-style-name="L3">
      <style:text-properties fo:font-style="italic" officeooo:rsid="0047086b" officeooo:paragraph-rsid="0048818b" style:font-style-asian="italic"/>
    </style:style>
    <style:style style:name="P115" style:family="paragraph" style:parent-style-name="Zwykły" style:list-style-name="L8">
      <style:text-properties fo:font-style="italic" officeooo:rsid="0044b3aa" officeooo:paragraph-rsid="0044b3aa" style:font-style-asian="italic"/>
    </style:style>
    <style:style style:name="P116" style:family="paragraph" style:parent-style-name="Zwykły" style:list-style-name="L8">
      <style:text-properties fo:font-style="italic" officeooo:rsid="0045ec3e" officeooo:paragraph-rsid="0045ec3e" style:font-style-asian="italic"/>
    </style:style>
    <style:style style:name="P117" style:family="paragraph" style:parent-style-name="Zwykły" style:list-style-name="L4">
      <style:text-properties officeooo:rsid="004ca8c4" officeooo:paragraph-rsid="0049b478"/>
    </style:style>
    <style:style style:name="P118" style:family="paragraph" style:parent-style-name="Zwykły" style:list-style-name="L4">
      <style:text-properties officeooo:rsid="004ca8c4" officeooo:paragraph-rsid="004ca8c4"/>
    </style:style>
    <style:style style:name="P119" style:family="paragraph" style:parent-style-name="Zwykły" style:list-style-name="L6">
      <style:text-properties officeooo:rsid="004ca8c4" officeooo:paragraph-rsid="004ca8c4"/>
    </style:style>
    <style:style style:name="P120" style:family="paragraph" style:parent-style-name="Zwykły" style:list-style-name="L5">
      <style:text-properties officeooo:rsid="0049b478" officeooo:paragraph-rsid="0049b478"/>
    </style:style>
    <style:style style:name="P121" style:family="paragraph" style:parent-style-name="Zwykły" style:list-style-name="L5">
      <style:text-properties officeooo:rsid="004b948b" officeooo:paragraph-rsid="004b948b"/>
    </style:style>
    <style:style style:name="P122" style:family="paragraph" style:parent-style-name="Zwykły" style:list-style-name="L6">
      <style:text-properties officeooo:rsid="004b948b" officeooo:paragraph-rsid="004b948b"/>
    </style:style>
    <style:style style:name="P123" style:family="paragraph" style:parent-style-name="Zwykły" style:list-style-name="L6">
      <style:text-properties officeooo:rsid="004c39c6" officeooo:paragraph-rsid="004c39c6"/>
    </style:style>
    <style:style style:name="P124" style:family="paragraph" style:parent-style-name="Zwykły" style:list-style-name="L6">
      <style:text-properties officeooo:rsid="004cb174" officeooo:paragraph-rsid="004cb174"/>
    </style:style>
    <style:style style:name="P125" style:family="paragraph" style:parent-style-name="Zwykły" style:list-style-name="L7">
      <style:text-properties officeooo:rsid="004d6b77" officeooo:paragraph-rsid="004d6b77"/>
    </style:style>
    <style:style style:name="P126" style:family="paragraph" style:parent-style-name="Zwykły" style:list-style-name="L9">
      <style:text-properties officeooo:rsid="00460ba5" officeooo:paragraph-rsid="00460ba5"/>
    </style:style>
    <style:style style:name="P127" style:family="paragraph" style:parent-style-name="Zwykły" style:list-style-name="L10">
      <style:text-properties officeooo:rsid="0026f4a1" officeooo:paragraph-rsid="0026f4a1"/>
    </style:style>
    <style:style style:name="P128" style:family="paragraph" style:parent-style-name="Zwykły">
      <style:paragraph-properties fo:margin-left="0cm" fo:margin-right="0cm" fo:text-indent="0.64cm" style:auto-text-indent="false"/>
      <style:text-properties fo:font-style="italic" officeooo:rsid="0047086b" officeooo:paragraph-rsid="0047086b" style:font-style-asian="italic"/>
    </style:style>
    <style:style style:name="P129" style:family="paragraph" style:parent-style-name="Zwykły">
      <style:paragraph-properties fo:margin-left="0cm" fo:margin-right="0cm" fo:text-indent="0.64cm" style:auto-text-indent="false"/>
      <style:text-properties officeooo:rsid="00506b40" officeooo:paragraph-rsid="00506b40"/>
    </style:style>
    <style:style style:name="P130" style:family="paragraph" style:parent-style-name="Zwykły">
      <style:paragraph-properties fo:margin-left="0cm" fo:margin-right="0cm" fo:text-indent="0.64cm" style:auto-text-indent="false"/>
      <style:text-properties officeooo:rsid="00512355" officeooo:paragraph-rsid="00540c24"/>
    </style:style>
    <style:style style:name="P131" style:family="paragraph" style:parent-style-name="Zwykły">
      <style:paragraph-properties fo:margin-left="0cm" fo:margin-right="0cm" fo:text-indent="0.64cm" style:auto-text-indent="false"/>
      <style:text-properties officeooo:rsid="005186af" officeooo:paragraph-rsid="005186af"/>
    </style:style>
    <style:style style:name="P132" style:family="paragraph" style:parent-style-name="Zwykły">
      <style:paragraph-properties fo:margin-left="0cm" fo:margin-right="0cm" fo:text-indent="0.64cm" style:auto-text-indent="false"/>
      <style:text-properties officeooo:rsid="0051e13e" officeooo:paragraph-rsid="0051e13e"/>
    </style:style>
    <style:style style:name="P133" style:family="paragraph" style:parent-style-name="Zwykły">
      <style:paragraph-properties fo:margin-left="0cm" fo:margin-right="0cm" fo:text-indent="0.64cm" style:auto-text-indent="false"/>
      <style:text-properties officeooo:paragraph-rsid="0055c487"/>
    </style:style>
    <style:style style:name="P134" style:family="paragraph" style:parent-style-name="Footnote">
      <style:text-properties officeooo:rsid="0051e13e" officeooo:paragraph-rsid="0051e13e"/>
    </style:style>
    <style:style style:name="P135" style:family="paragraph" style:parent-style-name="Nazwa_20_Uczelnii" style:master-page-name="Konwertuj_20_1">
      <style:paragraph-properties style:page-number="auto"/>
    </style:style>
    <style:style style:name="P136" style:family="paragraph" style:parent-style-name="Nazwa_20_Uczelnii" style:master-page-name="Konwertuj_20_2">
      <style:paragraph-properties style:page-number="auto"/>
    </style:style>
    <style:style style:name="P137" style:family="paragraph" style:parent-style-name="Contents_20_Heading" style:master-page-name="Konwertuj_20_4">
      <style:paragraph-properties style:page-number="auto"/>
    </style:style>
    <style:style style:name="P138" style:family="paragraph" style:parent-style-name="Nagłówek_20_literatury" style:master-page-name="Konwertuj_20_11">
      <style:paragraph-properties style:page-number="auto"/>
    </style:style>
    <style:style style:name="P139" style:family="paragraph" style:parent-style-name="Dodatek" style:master-page-name="Konwertuj_20_12">
      <style:paragraph-properties style:page-number="auto"/>
    </style:style>
    <style:style style:name="P140" style:family="paragraph" style:parent-style-name="Dedykacja" style:master-page-name="Konwertuj_20_3">
      <style:paragraph-properties style:page-number="auto"/>
      <style:text-properties fo:color="#ffffff" officeooo:rsid="001c7aa4" officeooo:paragraph-rsid="001c7aa4"/>
    </style:style>
    <style:style style:name="P141" style:family="paragraph" style:parent-style-name="Nagłówek_20_spisu" style:master-page-name="Konwertuj_20_5">
      <style:paragraph-properties style:page-number="auto"/>
    </style:style>
    <style:style style:name="P142" style:family="paragraph" style:parent-style-name="Nagłówek_20_spisu" style:master-page-name="Konwertuj_20_6">
      <style:paragraph-properties style:page-number="auto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small-caps" fo:font-weight="bold" style:font-weight-asian="bold"/>
    </style:style>
    <style:style style:name="T5" style:family="text">
      <style:text-properties fo:font-variant="small-caps" fo:font-weight="bold" style:font-weight-asian="bold" style:font-size-complex="12pt"/>
    </style:style>
    <style:style style:name="T6" style:family="text">
      <style:text-properties fo:font-variant="small-caps" fo:font-style="italic" style:font-style-asian="italic"/>
    </style:style>
    <style:style style:name="T7" style:family="text">
      <style:text-properties fo:font-variant="small-caps" fo:font-size="10pt" fo:font-weight="bold" style:font-size-asian="10pt" style:font-weight-asian="bold"/>
    </style:style>
    <style:style style:name="T8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officeooo:rsid="003cba43" style:font-style-asian="italic"/>
    </style:style>
    <style:style style:name="T13" style:family="text">
      <style:text-properties fo:font-style="italic" officeooo:rsid="0043e606" style:font-style-asian="italic"/>
    </style:style>
    <style:style style:name="T14" style:family="text">
      <style:text-properties fo:font-style="italic" officeooo:rsid="0044b3aa" style:font-style-asian="italic"/>
    </style:style>
    <style:style style:name="T15" style:family="text">
      <style:text-properties fo:font-style="italic" officeooo:rsid="0047086b" style:font-style-asian="italic"/>
    </style:style>
    <style:style style:name="T16" style:family="text">
      <style:text-properties fo:font-style="italic" officeooo:rsid="0048818b" style:font-style-asian="italic"/>
    </style:style>
    <style:style style:name="T17" style:family="text">
      <style:text-properties fo:font-style="italic" officeooo:rsid="004fffa8" style:font-style-asian="italic"/>
    </style:style>
    <style:style style:name="T18" style:family="text">
      <style:text-properties fo:font-style="italic" officeooo:rsid="0051e13e" style:font-style-asian="italic"/>
    </style:style>
    <style:style style:name="T19" style:family="text">
      <style:text-properties fo:font-style="italic" officeooo:rsid="00532191" style:font-style-asian="italic"/>
    </style:style>
    <style:style style:name="T20" style:family="text">
      <style:text-properties style:font-size-complex="12pt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fo:font-weight="bold" style:font-size-asian="11pt" style:font-weight-asian="bold" style:font-weight-complex="bold"/>
    </style:style>
    <style:style style:name="T23" style:family="text">
      <style:text-properties fo:language="pl" fo:country="PL"/>
    </style:style>
    <style:style style:name="T24" style:family="text">
      <style:text-properties fo:language="pl" fo:country="PL" style:language-asian="pl" style:country-asian="PL"/>
    </style:style>
    <style:style style:name="T25" style:family="text">
      <style:text-properties fo:language="pl" fo:country="PL" fo:font-style="italic" style:language-asian="pl" style:country-asian="PL" style:font-style-asian="italic"/>
    </style:style>
    <style:style style:name="T26" style:family="text">
      <style:text-properties fo:language="pl" fo:country="PL" officeooo:rsid="002d86c6"/>
    </style:style>
    <style:style style:name="T27" style:family="text">
      <style:text-properties fo:language="pl" fo:country="PL" officeooo:rsid="002f79c2"/>
    </style:style>
    <style:style style:name="T28" style:family="text">
      <style:text-properties fo:language="pl" fo:country="PL" officeooo:rsid="002f9098"/>
    </style:style>
    <style:style style:name="T29" style:family="text">
      <style:text-properties fo:language="pl" fo:country="PL" officeooo:rsid="002c2be4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ize="12pt" style:font-size-asian="12pt"/>
    </style:style>
    <style:style style:name="T32" style:family="text">
      <style:text-properties fo:font-size="12pt" officeooo:rsid="0021b53a" style:font-size-asian="12pt"/>
    </style:style>
    <style:style style:name="T33" style:family="text">
      <style:text-properties officeooo:rsid="00178935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78935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1f4d96"/>
    </style:style>
    <style:style style:name="T38" style:family="text">
      <style:text-properties officeooo:rsid="0024fd97"/>
    </style:style>
    <style:style style:name="T39" style:family="text">
      <style:text-properties officeooo:rsid="002c2be4"/>
    </style:style>
    <style:style style:name="T40" style:family="text">
      <style:text-properties officeooo:rsid="002f9098"/>
    </style:style>
    <style:style style:name="T41" style:family="text">
      <style:text-properties officeooo:rsid="00300b6e"/>
    </style:style>
    <style:style style:name="T42" style:family="text">
      <style:text-properties officeooo:rsid="0031e3a0"/>
    </style:style>
    <style:style style:name="T43" style:family="text">
      <style:text-properties officeooo:rsid="00332648"/>
    </style:style>
    <style:style style:name="T44" style:family="text">
      <style:text-properties officeooo:rsid="00387db8"/>
    </style:style>
    <style:style style:name="T45" style:family="text">
      <style:text-properties officeooo:rsid="003c615a"/>
    </style:style>
    <style:style style:name="T46" style:family="text">
      <style:text-properties officeooo:rsid="003eb677"/>
    </style:style>
    <style:style style:name="T47" style:family="text">
      <style:text-properties fo:language="en" fo:country="US"/>
    </style:style>
    <style:style style:name="T48" style:family="text">
      <style:text-properties fo:language="en" fo:country="US" style:language-complex="ar" style:country-complex="SA"/>
    </style:style>
    <style:style style:name="T49" style:family="text">
      <style:text-properties officeooo:rsid="0044b3aa"/>
    </style:style>
    <style:style style:name="T50" style:family="text">
      <style:text-properties officeooo:rsid="004b948b"/>
    </style:style>
    <style:style style:name="T51" style:family="text">
      <style:text-properties officeooo:rsid="004c39c6"/>
    </style:style>
    <style:style style:name="T52" style:family="text">
      <style:text-properties officeooo:rsid="004ca8c4"/>
    </style:style>
    <style:style style:name="T53" style:family="text">
      <style:text-properties officeooo:rsid="004f3848"/>
    </style:style>
    <style:style style:name="T54" style:family="text">
      <style:text-properties officeooo:rsid="00540c24"/>
    </style:style>
    <style:style style:name="T55" style:family="text">
      <style:text-properties officeooo:rsid="0055c487"/>
    </style:style>
    <style:style style:name="T56" style:family="text">
      <style:text-properties fo:font-size="14pt" fo:font-weight="bold"/>
    </style:style>
    <style:style style:name="T5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2.597cm" draw:visible-area-height="3.549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row table:style-name="Tabela1.1">
          <table:table-cell table:style-name="Tabela1.A1" table:number-columns-spanned="6" office:value-type="string">
            <text:p text:style-name="P18">Uniwersytet Zielonogórsk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2" table:number-columns-spanned="6" office:value-type="string">
            <text:p text:style-name="P21">Wydział Elektrotechniki, Informatyki i telekomunikacj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3" table:number-columns-spanned="6" office:value-type="string">
            <text:p text:style-name="P28">Instytut sterowania i systemów informatycznyc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2" office:value-type="string">
            <text:p text:style-name="P20">Kierunek:</text:p>
          </table:table-cell>
          <table:covered-table-cell/>
          <table:table-cell table:style-name="Tabela1.C4" table:number-columns-spanned="4" office:value-type="string">
            <text:p text:style-name="P57">INFORMATYKA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5" table:number-columns-spanned="2" office:value-type="string">
            <text:p text:style-name="P20">Specjalność:</text:p>
          </table:table-cell>
          <table:covered-table-cell/>
          <table:table-cell table:style-name="Tabela1.A4" table:number-columns-spanned="4" office:value-type="string">
            <text:p text:style-name="P57">SIECIOWE SYSTEMY INFORMATYCZNE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6" table:number-columns-spanned="2" office:value-type="string">
            <text:p text:style-name="P17"><text:span text:style-name="T5">Student </text:span><text:span text:style-name="T4">(</text:span><text:span text:style-name="T7">grupa</text:span><text:span text:style-name="T4">):</text:span></text:p>
          </table:table-cell>
          <table:covered-table-cell/>
          <table:table-cell table:style-name="Tabela1.C6" table:number-columns-spanned="4" office:value-type="string">
            <text:p text:style-name="P57">BARTOSZ BŁASZCZAK (431 IZZ)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4" table:number-columns-spanned="2" office:value-type="string">
            <text:p text:style-name="P30"><text:span text:style-name="T4">Promotor:</text:span> </text:p>
          </table:table-cell>
          <table:covered-table-cell/>
          <table:table-cell table:style-name="Tabela1.C7" table:number-columns-spanned="4" office:value-type="string">
            <text:p text:style-name="P56">DR INŻ. ANDRZEJ MARCINIAK</text:p>
          </table:table-cell>
          <table:covered-table-cell/>
          <table:covered-table-cell/>
          <table:covered-table-cell/>
        </table:table-row>
        <table:table-row table:style-name="Tabela1.8">
          <table:table-cell table:style-name="Tabela1.A4" table:number-columns-spanned="2" office:value-type="string">
            <text:p text:style-name="P20">Temat pracy:</text:p>
            <text:p text:style-name="P17">wersja polska</text:p>
          </table:table-cell>
          <table:covered-table-cell/>
          <table:table-cell table:style-name="Tabela1.C8" table:number-columns-spanned="4" office:value-type="string">
            <text:p text:style-name="P22">system magazynowo-dystrybucyjny dla małych <text:s/>przedsiębiorstw</text:p>
          </table:table-cell>
          <table:covered-table-cell/>
          <table:covered-table-cell/>
          <table:covered-table-cell/>
        </table:table-row>
        <table:table-row table:style-name="Tabela1.9">
          <table:table-cell table:style-name="Tabela1.A4" table:number-columns-spanned="2" office:value-type="string">
            <text:p text:style-name="P17">wersja angielska</text:p>
          </table:table-cell>
          <table:covered-table-cell/>
          <table:table-cell table:style-name="Tabela1.A4" table:number-columns-spanned="4" office:value-type="string">
            <text:p text:style-name="P23">warehousing and distributing application for small enterprises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A4" table:number-columns-spanned="6" office:value-type="string">
            <text:p text:style-name="P29">cel pracy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1">
          <table:table-cell table:style-name="Tabela1.A3" table:number-columns-spanned="6" office:value-type="string">
            <text:p text:style-name="P58">Zaprojektowanie i implementacja systemu informatycznego do zarządzania stanem magazynowym i dystrybucji produktów w przedsiębiorstwie. Powstała aplikacja może być samodzielna, jak i <text:s/>stanowić część systemu ERP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0">
          <table:table-cell table:style-name="Tabela1.A4" table:number-columns-spanned="6" office:value-type="string">
            <text:p text:style-name="P29">zakres pracy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3" table:number-columns-spanned="6" office:value-type="string">
            <text:p text:style-name="P58">Analiza funkcjonalności aplikacji do zarządzania stanem magazynowym i dystrybucji produktów</text:p>
            <text:p text:style-name="P58">Wykonanie projektu i implementacja aplikacji </text:p>
            <text:p text:style-name="P58">Wykonanie testów funkcjonalnych</text:p>
            <text:p text:style-name="P58">Opracowanie dokumentacji projektowej, instrukcji instalacji i użytkowan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4">
          <table:table-cell table:style-name="Tabela1.A3" table:number-columns-spanned="3" office:value-type="string">
            <text:p text:style-name="P19">Data podjęcia tematu: </text:p>
          </table:table-cell>
          <table:covered-table-cell/>
          <table:covered-table-cell/>
          <table:table-cell table:style-name="Tabela1.C4" table:number-columns-spanned="2" office:value-type="string">
            <text:p text:style-name="P59">13.11.2013</text:p>
          </table:table-cell>
          <table:covered-table-cell/>
          <table:table-cell table:style-name="Tabela1.A3" office:value-type="string">
            <text:p text:style-name="P24"/>
          </table:table-cell>
        </table:table-row>
        <table:table-row table:style-name="Tabela1.15">
          <table:table-cell table:style-name="Tabela1.A3" office:value-type="string">
            <text:p text:style-name="P19">Podpisy:</text:p>
          </table:table-cell>
          <table:table-cell table:style-name="Tabela1.B15" table:number-columns-spanned="2" office:value-type="string">
            <text:p text:style-name="P24"/>
          </table:table-cell>
          <table:covered-table-cell/>
          <table:table-cell table:style-name="Tabela1.A3" table:number-columns-spanned="2" office:value-type="string">
            <text:p text:style-name="P24"/>
          </table:table-cell>
          <table:covered-table-cell/>
          <table:table-cell table:style-name="Tabela1.B15" office:value-type="string">
            <text:p text:style-name="P24"/>
          </table:table-cell>
        </table:table-row>
        <table:table-row table:style-name="Tabela1.16">
          <table:table-cell table:style-name="Tabela1.A3" table:number-columns-spanned="4" office:value-type="string">
            <text:p text:style-name="P25">Promotor</text:p>
          </table:table-cell>
          <table:covered-table-cell/>
          <table:covered-table-cell/>
          <table:covered-table-cell/>
          <table:table-cell table:style-name="Tabela1.A3" table:number-columns-spanned="2" office:value-type="string">
            <text:p text:style-name="P25">Student</text:p>
          </table:table-cell>
          <table:covered-table-cell/>
        </table:table-row>
        <table:table-row table:style-name="Tabela1.17">
          <table:table-cell table:style-name="Tabela1.A17" table:number-columns-spanned="4" office:value-type="string">
            <text:p text:style-name="P27"/>
            <text:p text:style-name="P26">....................................................<text:line-break/>Data przyjęcia pracy</text:p>
          </table:table-cell>
          <table:covered-table-cell/>
          <table:covered-table-cell/>
          <table:covered-table-cell/>
          <table:table-cell table:style-name="Tabela1.A17" table:number-columns-spanned="2" office:value-type="string">
            <text:p text:style-name="P27"/>
            <text:p text:style-name="P26">....................................................<text:line-break/>Podpis promotora</text:p>
          </table:table-cell>
          <table:covered-table-cell/>
        </table:table-row>
        <table:table-row table:style-name="Tabela1.1">
          <table:table-cell table:style-name="Tabela1.A18" table:number-columns-spanned="6" office:value-type="string">
            <text:p text:style-name="P30">Wyrażam zgodę na wykorzystanie do celów dydaktycznych i badawczych wyników zawartych w pracy dyplomowej i powstałych programów komputerowych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27"/>
            <text:p text:style-name="P26">....................................................<text:line-break/>Data</text:p>
          </table:table-cell>
          <table:covered-table-cell/>
          <table:covered-table-cell/>
          <table:covered-table-cell/>
          <table:table-cell table:style-name="Tabela1.A3" table:number-columns-spanned="2" office:value-type="string">
            <text:p text:style-name="P27"/>
            <text:p text:style-name="P26">....................................................<text:line-break/>Podpis studenta</text:p>
          </table:table-cell>
          <table:covered-table-cell/>
        </table:table-row>
      </table:table>
      <text:p text:style-name="P135"/>
      <text:p text:style-name="P136">UNIWERSYTET ZIELONOGÓRSKI</text:p>
      <text:p text:style-name="Nazwa_20_wydziału">Wydział Elektrotechniki, Informatyki i Telekomunikacji</text:p>
      <text:p text:style-name="P40">PRACA DYPLOMOWA</text:p>
      <text:p text:style-name="P60">S<text:span text:style-name="T6">ystem magazynowo-dystrybucyjny dla małych <text:s/>przedsiębiorstw</text:span></text:p>
      <text:p text:style-name="P61">Bartosz Błaszczak</text:p>
      <text:p text:style-name="P41">Promotor:</text:p>
      <text:p text:style-name="P63">dr inż. Andrzej Marciniak</text:p>
      <text:p text:style-name="P62"/>
      <text:p text:style-name="P42">Zielona Góra, <text:span text:style-name="T33">30 VI</text:span> <text:span text:style-name="T33">2015</text:span></text:p>
      <text:p text:style-name="P140">Pracę tę dedykuję mojej ukochanej żonie Karolinie</text:p>
      <text:p text:style-name="P49"><text:soft-page-break/>.............................................<text:tab/><text:tab/><text:tab/><text:tab/><text:tab/><text:tab/>Zielona Góra ...................</text:p>
      <text:p text:style-name="P45">Imię i nazwisko studenta</text:p>
      <text:p text:style-name="P47">Grupa .........................</text:p>
      <text:p text:style-name="P47">Wydział Elektrotechniki,</text:p>
      <text:p text:style-name="P47">Informatyki i Telekomunikacji UZ</text:p>
      <text:p text:style-name="P43"/>
      <text:p text:style-name="P44">OŚWIADCZENIE</text:p>
      <text:p text:style-name="P44"/>
      <text:p text:style-name="P46">Świadomy odpowiedzialności karnej oświadczam, że przedkładana praca dyplomowa pt. </text:p>
      <text:p text:style-name="P48"><text:span text:style-name="T9">„system magazynowo-dystrybucyjny dla małych <text:s/>przedsiębiorstw”</text:span><text:span text:style-name="T20"><text:line-break/>została napisana przeze mnie samodzielnie i nie była wcześniej podstawą żadnej innej urzędowej procedury związanej z nadaniem dyplomu wyższej uczelni lub tytułów zawodowych. Jednocześnie oświadczam, że w/w praca nie narusza praw autorskich w rozumieniu ustawy z dnia 4 lutego 1994r. o prawie autorskim i prawach pokrewnych innych osób (DZ. U. z roku 2000 Nr 80 poz. 904) oraz dóbr osobistych chronionych prawem cywilnym.</text:span></text:p>
      <text:p text:style-name="P46">Oświadczam również, że egzemplarz pracy dyplomowej w formie wydruku komputerowego jest zgodny z egzemplarzem pracy dyplomowej w formie elektronicznej.</text:p>
      <text:p text:style-name="P51"/>
      <text:p text:style-name="P51"/>
      <text:p text:style-name="P52"><text:tab/><text:tab/><text:tab/><text:tab/><text:tab/><text:tab/><text:tab/>.................................................</text:p>
      <text:p text:style-name="P53">podpis <text:s text:c="16"/></text:p>
      <text:section text:style-name="Sect1" text:name="Sekcja1">
        <text:p text:style-name="P2"/>
        <text:p text:style-name="P12"><text:span text:style-name="T21"><text:execute-macro><office:event-listeners><script:event-listener script:language="ooo:StarBasic" script:event-name="dom:click" script:macro-name="application:Standard.Modul1.NoMacro"/></office:event-listeners>[Miejscowośc, data]</text:execute-macro></text:span> </text:p>
        <text:p text:style-name="P3"><text:execute-macro><office:event-listeners><script:event-listener script:language="ooo:StarBasic" script:event-name="dom:click" script:macro-name="application:Standard.Modul1.NoMacro"/></office:event-listeners>[Imiona i nazwiska współautorów]</text:execute-macro></text:p>
        <text:p text:style-name="P5"/>
        <text:p text:style-name="P6"/>
        <text:p text:style-name="P32">Oświadczenie o udziale w realizacji tematu pracy dyplomowej</text:p>
        <text:p text:style-name="P7"/>
        <text:p text:style-name="P7"/>
        <text:p text:style-name="P8"><text:span text:style-name="T22">Temat pracy</text:span><text:span text:style-name="T3">:</text:span> <text:span text:style-name="T8">system magazynowo-dystrybucyjny dla małych <text:s/>przedsiębiorstw</text:span></text:p>
        <text:p text:style-name="P4"><text:span text:style-name="T3">P</text:span><text:span text:style-name="T36">romotor:</text:span><text:span text:style-name="T34"> </text:span><text:span text:style-name="T35">dr inż. Andrzej Marciniak</text:span></text:p>
        <text:p text:style-name="Standard"/>
        <text:p text:style-name="P65"/>
        <text:p text:style-name="Standard"/>
        <text:p text:style-name="Standard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table:number-columns-spanned="2" office:value-type="string">
              <text:p text:style-name="Standard"><text:span text:style-name="T3"><text:execute-macro><office:event-listeners><script:event-listener script:language="ooo:StarBasic" script:event-name="dom:click" script:macro-name="application:Standard.Modul1.NoMacro"/></office:event-listeners>[Imię i nazwisko współautora]</text:execute-macro></text:span><text:span text:style-name="T3"> </text:span></text:p>
              <text:list xml:id="list664235709552991705" text:style-name="WW8Num13">
                <text:list-item>
                  <text:p text:style-name="P86"><text:execute-macro><office:event-listeners><script:event-listener script:language="ooo:StarBasic" script:event-name="dom:click" script:macro-name="application:Standard.Modul1.NoMacro"/></office:event-listeners>[wykaz czynności wykonanych przez tę osobę]</text:execute-macro></text:p>
                </text:list-item>
              </text:list>
              <text:p text:style-name="Standard"/>
            </table:table-cell>
            <table:covered-table-cell/>
          </table:table-row>
          <table:table-row table:style-name="Tabela2.2">
            <table:table-cell table:style-name="Tabela2.A1" office:value-type="string">
              <text:p text:style-name="P16">podpis składającego oświadczenie</text:p>
            </table:table-cell>
            <table:table-cell table:style-name="Tabela2.A1" office:value-type="string">
              <text:p text:style-name="P16">podpis przyjmującego oświadczenie</text:p>
            </table:table-cell>
          </table:table-row>
          <table:table-row table:style-name="Tabela2.2">
            <table:table-cell table:style-name="Tabela2.A3" office:value-type="string">
              <text:p text:style-name="P9"/>
            </table:table-cell>
            <table:table-cell table:style-name="Tabela2.A3" office:value-type="string">
              <text:p text:style-name="P10"/>
            </table:table-cell>
          </table:table-row>
        </table:table>
        <text:p text:style-name="Standard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table:number-columns-spanned="2" office:value-type="string">
              <text:p text:style-name="Standard"><text:span text:style-name="T3"><text:execute-macro><office:event-listeners><script:event-listener script:language="ooo:StarBasic" script:event-name="dom:click" script:macro-name="application:Standard.Modul1.NoMacro"/></office:event-listeners>[imię i nazwisko współautora]</text:execute-macro></text:span><text:span text:style-name="T3"> </text:span></text:p>
              <text:list xml:id="list211211919563677" text:continue-numbering="true" text:style-name="WW8Num13">
                <text:list-item>
                  <text:p text:style-name="P86"><text:execute-macro><office:event-listeners><script:event-listener script:language="ooo:StarBasic" script:event-name="dom:click" script:macro-name="application:Standard.Modul1.NoMacro"/></office:event-listeners>[wykaz czynności wykonanych przez tę osobę]</text:execute-macro></text:p>
                </text:list-item>
              </text:list>
              <text:p text:style-name="Standard"/>
            </table:table-cell>
            <table:covered-table-cell/>
          </table:table-row>
          <table:table-row table:style-name="Tabela3.2">
            <table:table-cell table:style-name="Tabela3.A1" office:value-type="string">
              <text:p text:style-name="P16">podpis składającego oświadczenie</text:p>
            </table:table-cell>
            <table:table-cell table:style-name="Tabela3.A1" office:value-type="string">
              <text:p text:style-name="P16">podpis przyjmującego oświadczenie</text:p>
            </table:table-cell>
          </table:table-row>
          <table:table-row table:style-name="Tabela3.2">
            <table:table-cell table:style-name="Tabela3.A3" office:value-type="string">
              <text:p text:style-name="P9"/>
            </table:table-cell>
            <table:table-cell table:style-name="Tabela3.A3" office:value-type="string">
              <text:p text:style-name="P10"/>
            </table:table-cell>
          </table:table-row>
        </table:table>
        <text:p text:style-name="P50"/>
        <text:p text:style-name="P15">Streszczenie</text:p>
        <text:p text:style-name="P33">Niniejsza praca przedstawia i opisuje system informatyczny wspierający procesy magazynowo-dystrybucyjne dla niewielkich przedsiębiorstw. </text:p>
        <text:p text:style-name="P33">Omówione zostają założenia techniczne i biznesowe na podstawie których stworzony został ten system a także możliwości jego wykorzystania i późniejszej rozbudowy.</text:p>
        <text:p text:style-name="P33">Praca ta zawiera także instrukcje instalacji i użytkowania aplikacji.</text:p>
        <text:p text:style-name="P54"><text:span text:style-name="T2">Słowa kluczowe</text:span>: <text:span text:style-name="T38">magazynowanie, dystrybucja, handel, ERP, małe i średnie przedsiębiorstwa, Mercury</text:span></text:p>
      </text:section>
      <text:p text:style-name="P137">Spis treści</text:p>
      <text:table-of-content text:style-name="Sect2" text:name="Spis treści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left" style:position="1.501cm" style:leader-char=" 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agłówek_20_literatury"/>
            <text:index-source-style text:style-name="Dodatek"/>
            <text:index-source-style text:style-name="Nagłówek_20_spisu"/>
          </text:index-source-styles>
        </text:table-of-content-source>
        <text:index-body>
          <text:p text:style-name="P85"><text:s/>Spis rysunków<text:tab/><text:a xlink:type="simple" xlink:href="#__RefHeading___Toc211741809" text:style-name="Internet_20_link" text:visited-style-name="Visited_20_Internet_20_Link">ix</text:a></text:p>
          <text:p text:style-name="P85"><text:s/>Spis tabel<text:tab/><text:a xlink:type="simple" xlink:href="#__RefHeading___Toc211741810" text:style-name="Internet_20_link" text:visited-style-name="Visited_20_Internet_20_Link">x</text:a></text:p>
          <text:p text:style-name="P85">1. Wstęp<text:tab/><text:a xlink:type="simple" xlink:href="#__RefHeading___Toc211741811" text:style-name="Internet_20_link" text:visited-style-name="Visited_20_Internet_20_Link">1</text:a></text:p>
          <text:p text:style-name="P85">2. Przedstawienie programu<text:tab/><text:a xlink:type="simple" xlink:href="#__RefHeading___Toc211741815" text:style-name="Internet_20_link" text:visited-style-name="Visited_20_Internet_20_Link">3</text:a></text:p>
          <text:p text:style-name="P85">3. Prezentacja programu<text:tab/><text:a xlink:type="simple" xlink:href="#__RefHeading__748_2128638108" text:style-name="Internet_20_link" text:visited-style-name="Visited_20_Internet_20_Link">7</text:a></text:p>
          <text:p text:style-name="P85">4. Wnioski<text:tab/><text:a xlink:type="simple" xlink:href="#__RefHeading___Toc211741825" text:style-name="Internet_20_link" text:visited-style-name="Visited_20_Internet_20_Link">8</text:a></text:p>
          <text:p text:style-name="P85"><text:s/>Literatura<text:tab/><text:a xlink:type="simple" xlink:href="#__RefHeading___Toc211741826" text:style-name="Internet_20_link" text:visited-style-name="Visited_20_Internet_20_Link">9</text:a></text:p>
          <text:p text:style-name="P85"><text:s/>Dodatek A. [tytuł]<text:tab/><text:a xlink:type="simple" xlink:href="#__RefHeading___Toc211741827" text:style-name="Internet_20_link" text:visited-style-name="Visited_20_Internet_20_Link">10</text:a></text:p>
          <text:p text:style-name="P85"><text:s/>Dodatek B. [tytuł]<text:tab/><text:a xlink:type="simple" xlink:href="#__RefHeading___Toc211741828" text:style-name="Internet_20_link" text:visited-style-name="Visited_20_Internet_20_Link">11</text:a></text:p>
        </text:index-body>
      </text:table-of-content>
      <text:p text:style-name="Zwykły"/>
      <text:p text:style-name="P141"><text:bookmark-start text:name="__RefHeading___Toc211741809"/>Spis rysunków<text:bookmark-end text:name="__RefHeading___Toc211741809"/></text:p>
      <text:illustration-index text:style-name="Sect2" text:name="Indeks ilustracji1">
        <text:illustration-index-source text:caption-sequence-name="RYS.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4"><text:span text:style-name="T24">Rys. 2.1. Walec o promieniu </text:span><text:span text:style-name="T25">r</text:span><text:span text:style-name="T24"><text:tab/></text:span><text:a xlink:type="simple" xlink:href="#__RefHeading___Toc211438334" text:style-name="Internet_20_link" text:visited-style-name="Visited_20_Internet_20_Link"><text:span text:style-name="T24">3</text:span></text:a></text:p>
        </text:index-body>
      </text:illustration-index>
      <text:p text:style-name="Zwykły"/>
      <text:p text:style-name="P142"><text:bookmark-start text:name="__RefHeading___Toc211741810"/>Spis tabel<text:bookmark-end text:name="__RefHeading___Toc211741810"/></text:p>
      <text:illustration-index text:style-name="Sect2" text:name="Indeks ilustracji1">
        <text:illustration-index-source text:caption-sequence-name="TABELA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4"><text:span text:style-name="T24">Tabela ‎2.1. Przykład tabeli<text:tab/></text:span><text:a xlink:type="simple" xlink:href="#__RefHeading___Toc211438335" text:style-name="Internet_20_link" text:visited-style-name="Visited_20_Internet_20_Link"><text:span text:style-name="T24">3</text:span></text:a></text:p>
        </text:index-body>
      </text:illustration-index>
      <text:p text:style-name="Zwykły"/>
      <text:list xml:id="list3567703682039834814" text:style-name="WW8Num14">
        <text:list-item>
          <text:h text:style-name="P87" text:outline-level="1"><text:bookmark-start text:name="__RefHeading___Toc211741811"/>Wstęp<text:bookmark-end text:name="__RefHeading___Toc211741811"/></text:h>
          <text:list>
            <text:list-item>
              <text:h text:style-name="P92" text:outline-level="2"><text:bookmark-start text:name="__RefHeading___Toc211741812"/>Wprowadzenie<text:bookmark-end text:name="__RefHeading___Toc211741812"/></text:h>
            </text:list-item>
          </text:list>
        </text:list-item>
      </text:list>
      <text:p text:style-name="P70"><text:span text:style-name="T39">Oprogramowanie wspierające przechowywanie i dystrybucję towarów jest niezwykle pomocne a często wręcz niezbędne nie tylko dla przedsiębiorstw handlowych ale praktycznie dla każdej firmy od jednoosobowych działalności gospodarczych po wielkie międzynarodowe koncerny. O ile na rynku sporo jest systemów </text:span><text:bookmark text:name="firstHeading"/><text:span text:style-name="T39">do p</text:span><text:span text:style-name="T23">lanowani</text:span><text:span text:style-name="T26">a</text:span><text:span text:style-name="T23"> zasobów przedsiębiorstwa </text:span><text:span text:style-name="T26">(</text:span><text:a xlink:type="simple" xlink:href="https://pl.wikipedia.org/wiki/Język_angielski" text:style-name="Internet_20_link" text:visited-style-name="Visited_20_Internet_20_Link">ang.</text:a> <text:span text:style-name="T48">enterprise</text:span><text:span text:style-name="T10"> </text:span><text:span text:style-name="T48">resource</text:span><text:span text:style-name="T10"> </text:span><text:span text:style-name="T48">planning</text:span><text:span text:style-name="T10"> – ERP</text:span><text:span text:style-name="T26">) i podobnych to jednak większość z nich przeznaczona jest dla średnich i dużych przedsiębiorstw. Produkty te są zazwyczaj poza zasięgiem najmniejszych inicjatyw gospodarczych zarówno pod względem finansowym, zasobów ludzkich do ich obsługi jak i posiadanej infrastruktury IT. </text:span><text:span text:style-name="T27">Tańsze zaś i mniej wymagające ich odpowiedniki często nie są przetłumaczone na język polski a funkcjonalność którą oferują nie koniecznie odpowiada naszym lokalnym wymaganiom. Często zatem mają miejsce sytuacje kiedy to drobni mikro-przedsiębiorcy używają np. arkuszy kalkulacyjnych co jest mało wygodne i nastręcza szeregu problemów choćby ze spójnością i bezpieczeństwem danych.</text:span></text:p>
      <text:p text:style-name="P71"><text:span text:style-name="T27">Niniejsza praca jest próbą rozwiązania tego problemu przez opracowanie </text:span><text:span text:style-name="T28">darmowego</text:span><text:span text:style-name="T28"><text:note text:id="ftn1" text:note-class="footnote"><text:note-citation>1</text:note-citation><text:note-body><text:p text:style-name="Footnote"><text:s/><text:span text:style-name="T40">Docelowo.</text:span></text:p></text:note-body></text:note></text:span><text:span text:style-name="T28">, małego, prostego w obsłudze systemu informatycznego </text:span><text:span text:style-name="T29">wspierające</text:span><text:span text:style-name="T28">go</text:span><text:span text:style-name="T29"> przechowywanie i dystrybucję towarów </text:span><text:span text:style-name="T28">mikro oraz małych przedsiębiorstw.</text:span></text:p>
      <text:list xml:id="list211213771810575" text:continue-numbering="true" text:style-name="WW8Num14">
        <text:list-item>
          <text:list>
            <text:list-item>
              <text:h text:style-name="P92" text:outline-level="2"><text:bookmark-start text:name="__RefHeading___Toc211741813"/>Cel i zakres pracy<text:bookmark-end text:name="__RefHeading___Toc211741813"/></text:h>
            </text:list-item>
          </text:list>
        </text:list-item>
      </text:list>
      <text:p text:style-name="P72"><text:span text:style-name="T41">C</text:span>elem pracy było <text:span text:style-name="T41">z</text:span>aprojektowanie i implementacja systemu informatycznego do zarządzania stanem magazynowym i dystrybucji produktów w przedsiębiorstwie. Powstała aplikacja może być samodzielna, jak i <text:s/>stanowić część systemu ERP. </text:p>
      <text:p text:style-name="P69">Praca swym zakresem obejm<text:span text:style-name="T42">uje</text:span>:</text:p>
      <text:p text:style-name="P69">- zgromadzenie i zapoznanie się z literaturą tematu,</text:p>
      <text:p text:style-name="P69">- opracowanie założeń projektu,</text:p>
      <text:p text:style-name="P69">- zaprojektowanie struktury logicznej i interfejsu programu,</text:p>
      <text:p text:style-name="P69"><text:soft-page-break/>- realizacja programu, testowanie i usunięcie usterek,</text:p>
      <text:p text:style-name="P69">- opracowanie pracy pisemnej.</text:p>
      <text:list xml:id="list211211803490904" text:continue-numbering="true" text:style-name="WW8Num14">
        <text:list-item>
          <text:list>
            <text:list-item>
              <text:h text:style-name="P92" text:outline-level="2"><text:bookmark-start text:name="__RefHeading___Toc211741814"/>Struktura pracy<text:bookmark-end text:name="__RefHeading___Toc211741814"/></text:h>
            </text:list-item>
          </text:list>
        </text:list-item>
      </text:list>
      <text:p text:style-name="P69">Omówienie treści pracy, w postaci opisu zawartości poszczególnych rozdziałów (1,2,3,…).</text:p>
      <text:p text:style-name="P69"><text:span text:style-name="T2">Uwaga</text:span>: treść tego rozdziału należy napisać <text:span text:style-name="T30">po napisaniu</text:span> pozostałej części pracy.</text:p>
      <text:list xml:id="list211213891096265" text:continue-numbering="true" text:style-name="WW8Num14">
        <text:list-item>
          <text:h text:style-name="P88" text:outline-level="1"><text:bookmark-start text:name="__RefHeading___Toc211741815"/><text:span text:style-name="T43">Przedstawienie</text:span> <text:span text:style-name="T37">programu </text:span><text:bookmark-end text:name="__RefHeading___Toc211741815"/></text:h>
        </text:list-item>
      </text:list>
      <text:p text:style-name="P69"><text:span text:style-name="T2">Uwaga</text:span>: wszystkie rozdziały główne pracy (z jednocyfrową numeracją, np. 2.) powinny zaczynać się na nowej stronie.</text:p>
      <text:p text:style-name="P69">W rozdziale powinny znaleźć się następujące treści, podzielone stosownie do potrzeb na podrozdziały: <text:bookmark-start text:name="__RefHeading___Toc211741816"/></text:p>
      <text:p text:style-name="P73">Założenia projektowe<text:bookmark-end text:name="__RefHeading___Toc211741816"/></text:p>
      <text:p text:style-name="P69">[opis zakładanych cech projektowanego programu: założenia projektu, planowana funkcjonalność, schematy relacji, przepływ sterowania, itp.]<text:bookmark-start text:name="__RefHeading___Toc211741817"/></text:p>
      <text:p text:style-name="P73">Dobór narzędzi<text:bookmark-end text:name="__RefHeading___Toc211741817"/></text:p>
      <text:p text:style-name="P69">[przegląd możliwych do wykorzystania w projekcie narzędzi, wraz z uzasadnionym wyborem]<text:bookmark-start text:name="__RefHeading___Toc211741818"/></text:p>
      <text:p text:style-name="P73">Dobór materiału do prezentacji<text:bookmark-end text:name="__RefHeading___Toc211741818"/></text:p>
      <text:p text:style-name="P69">[wykaz zagadnień, jakie planuje się umieścić w wykonywanej prezentacji]<text:bookmark-start text:name="__RefHeading___Toc211741819"/></text:p>
      <text:p text:style-name="P73">Schemat logiczny prezentacji<text:bookmark-end text:name="__RefHeading___Toc211741819"/></text:p>
      <text:p text:style-name="P69">[rysunek – szkic budowy warstwy logicznej programu]<text:bookmark-start text:name="__RefHeading___Toc211741820"/></text:p>
      <text:p text:style-name="P73">Opis realizacji programu<text:bookmark-end text:name="__RefHeading___Toc211741820"/></text:p>
      <text:p text:style-name="P69">[opis] </text:p>
      <text:p text:style-name="P66"><text:bookmark-start text:name="__RefHeading___Toc211438335"/>Tabela <field:fieldmark-start text:name="__Fieldmark__691_1236752960" field:type="vnd.oasis.opendocument.field.UNHANDLED"><field:param field:name="vnd.oasis.opendocument.field.code" field:value=" STYLEREF 1 \s "/><field:param field:name="vnd.oasis.opendocument.field.id" field:value="10"/></field:fieldmark-start><text:span text:style-name="T24">2</text:span><field:fieldmark-end/>.<text:sequence text:ref-name="refTable0" text:name="Table" text:formula="ooow:Table+1" style:num-format="1">1</text:sequence>. Przykład tabeli<text:bookmark-end text:name="__RefHeading___Toc211438335"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82">Lp.</text:p>
          </table:table-cell>
          <table:table-cell table:style-name="Tabela4.B1" office:value-type="string">
            <text:p text:style-name="P82">Student</text:p>
          </table:table-cell>
          <table:table-cell table:style-name="Tabela4.B1" office:value-type="string">
            <text:p text:style-name="P82">Kierunek</text:p>
          </table:table-cell>
          <table:table-cell table:style-name="Tabela4.D1" office:value-type="string">
            <text:p text:style-name="P82">Średnia ocen</text:p>
          </table:table-cell>
        </table:table-row>
        <table:table-row table:style-name="Tabela4.1">
          <table:table-cell table:style-name="Tabela4.A2" office:value-type="string">
            <text:p text:style-name="P81">1.</text:p>
          </table:table-cell>
          <table:table-cell table:style-name="Tabela4.B2" office:value-type="string">
            <text:p text:style-name="P81">Kowalski Roch</text:p>
          </table:table-cell>
          <table:table-cell table:style-name="Tabela4.B2" office:value-type="string">
            <text:p text:style-name="P81">Informatyka</text:p>
          </table:table-cell>
          <table:table-cell table:style-name="Tabela4.D2" office:value-type="string">
            <text:p text:style-name="P83">4,34</text:p>
          </table:table-cell>
        </table:table-row>
        <table:table-row table:style-name="Tabela4.1">
          <table:table-cell table:style-name="Tabela4.A3" office:value-type="string">
            <text:p text:style-name="P81">2.</text:p>
          </table:table-cell>
          <table:table-cell table:style-name="Tabela4.B3" office:value-type="string">
            <text:p text:style-name="P81">Zagłoba Onufry</text:p>
          </table:table-cell>
          <table:table-cell table:style-name="Tabela4.B3" office:value-type="string">
            <text:p text:style-name="P81">Matematyka</text:p>
          </table:table-cell>
          <table:table-cell table:style-name="Tabela4.D3" office:value-type="string">
            <text:p text:style-name="P83">3,53</text:p>
          </table:table-cell>
        </table:table-row>
        <table:table-row table:style-name="Tabela4.1">
          <table:table-cell table:style-name="Tabela4.A4" office:value-type="string">
            <text:p text:style-name="P81">3.</text:p>
          </table:table-cell>
          <table:table-cell table:style-name="Tabela4.B4" office:value-type="string">
            <text:p text:style-name="P81">Wołodyjowska Barbara</text:p>
          </table:table-cell>
          <table:table-cell table:style-name="Tabela4.B4" office:value-type="string">
            <text:p text:style-name="P81">Zarządzanie i marketing</text:p>
          </table:table-cell>
          <table:table-cell table:style-name="Tabela4.D4" office:value-type="string">
            <text:p text:style-name="P83">4,67</text:p>
          </table:table-cell>
        </table:table-row>
        <table:table-row table:style-name="Tabela4.1">
          <table:table-cell table:style-name="Tabela4.A5" office:value-type="string">
            <text:p text:style-name="P81">4.</text:p>
          </table:table-cell>
          <table:table-cell table:style-name="Tabela4.B5" office:value-type="string">
            <text:p text:style-name="P81">Wołodyjowski Michał</text:p>
          </table:table-cell>
          <table:table-cell table:style-name="Tabela4.B5" office:value-type="string">
            <text:p text:style-name="P81">Elektrotechnika</text:p>
          </table:table-cell>
          <table:table-cell table:style-name="Tabela4.D5" office:value-type="string">
            <text:p text:style-name="P83">4,78</text:p>
          </table:table-cell>
        </table:table-row>
      </table:table>
      <text:p text:style-name="P69"/>
      <text:p text:style-name="P69">Odsyłacze do tabel i rysunków podaje się w sposób następujący: <text:span text:style-name="T11">w tabeli 2.1.</text:span>,<text:span text:style-name="T11"> na rys. 2.1.</text:span> Dopuszcza się numerowanie ciągłe tabel i rysunków w obrębie całej pracy. Tytuł tabeli podaje się ponad nią, z wyrównaniem do lewego lub prawego margi­nesu. <text:soft-page-break/>Tytuł rysunku podaje się pod rysunkiem, z wyrównaniem do lewego marginesu lub centrowany.</text:p>
      <text:p text:style-name="P67"><draw:frame draw:style-name="fr2" draw:name="Obiekt1" text:anchor-type="as-char" svg:width="2.593cm" svg:height="3.545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67"><text:bookmark-start text:name="__RefHeading___Toc211438334"/>Rys. <field:fieldmark-start text:name="__Fieldmark__774_1236752960" field:type="vnd.oasis.opendocument.field.UNHANDLED"><field:param field:name="vnd.oasis.opendocument.field.code" field:value=" STYLEREF 1 \s "/><field:param field:name="vnd.oasis.opendocument.field.id" field:value="10"/></field:fieldmark-start><text:span text:style-name="T24">2</text:span><field:fieldmark-end/>.<text:sequence text:ref-name="refRys.0" text:name="Rys." text:formula="ooow:Rys.+1" style:num-format="1">1</text:sequence>. Walec o promieniu <text:span text:style-name="T11">r</text:span><text:bookmark-end text:name="__RefHeading___Toc211438334"/></text:p>
      <text:p text:style-name="P69"/>
      <text:p text:style-name="P69">Pole koła określa zależność (2.1).</text:p>
      <text:list xml:id="list211213255656201" text:continue-numbering="true" text:style-name="WW8Num14">
        <text:list-item>
          <text:list>
            <text:list-item>
              <text:h text:style-name="P93" text:outline-level="2"><text:bookmark-start text:name="__RefHeading___Toc211741822"/>Założenia projektowe <text:bookmark-end text:name="__RefHeading___Toc211741822"/></text:h>
              <text:list>
                <text:list-item>
                  <text:h text:style-name="P94" text:outline-level="2">Użytkownicy docelowi </text:h>
                </text:list-item>
              </text:list>
            </text:list-item>
          </text:list>
        </text:list-item>
      </text:list>
      <text:p text:style-name="P77">Docelow<text:span text:style-name="T44">ym</text:span>i <text:span text:style-name="T44">użytkownikami</text:span> prezentowanej aplikacji <text:span text:style-name="T44">są:</text:span></text:p>
      <text:list xml:id="list8138039443359663680" text:style-name="L1">
        <text:list-item>
          <text:p text:style-name="P107">osoby dorywczo zajmujące się działalnością gospodarczą, często nieformalnie</text:p>
        </text:list-item>
        <text:list-item>
          <text:p text:style-name="P107">firmy jednoosobowe</text:p>
        </text:list-item>
        <text:list-item>
          <text:p text:style-name="P107">mikroprzedsiębiorstwa (do 10 pracowników)</text:p>
        </text:list-item>
        <text:list-item>
          <text:p text:style-name="P107">małe przedsiębiorstwa (do 50 pracowników)</text:p>
        </text:list-item>
      </text:list>
      <text:list xml:id="list211213552574024" text:continue-list="list211213255656201" text:style-name="WW8Num14">
        <text:list-item>
          <text:list>
            <text:list-item>
              <text:list>
                <text:list-item>
                  <text:h text:style-name="P94" text:outline-level="2">Wymagania użytkowe </text:h>
                </text:list-item>
              </text:list>
            </text:list-item>
          </text:list>
        </text:list-item>
      </text:list>
      <text:p text:style-name="P77"><text:span text:style-name="T44">Użytkownicy tacy</text:span> mają określone wymogi którym prezentowana aplikacja powinna sprostać. Są to:</text:p>
      <text:list xml:id="list724473979381903295" text:style-name="L2">
        <text:list-item>
          <text:p text:style-name="P108">Zapewnienie <text:span text:style-name="T49">funkcjonalności operacyjno-informacyjnej odnośnie przechowywania, zakupu, sprzedaży i przenoszenia towarów</text:span></text:p>
        </text:list-item>
        <text:list-item>
          <text:p text:style-name="P109">Prostota użytkowania </text:p>
        </text:list-item>
      </text:list>
      <text:p text:style-name="P35">mikro i małe przedsiębiorstwa najczęściej nie dysponują wykwalifikowaną kadrą z dziedziny IT do obsługi firmowych aplikacji stąd oprogramowanie które ma im <text:soft-page-break/>służyć powinno być na tyle łatwe i intuicyjne w użytkowaniu by mógł z niego korzystać niewykwalifikowany personel. Bardzo często będzie to po prostu właściciel jednoosobowej działalności gospodarczej.</text:p>
      <text:list xml:id="list211212348774952" text:continue-numbering="true" text:style-name="L2">
        <text:list-item>
          <text:p text:style-name="P110">Ojczysty dla użytkownika język interfejsu</text:p>
        </text:list-item>
        <text:list-item>
          <text:p text:style-name="P111">Niski koszt użytkowania</text:p>
        </text:list-item>
      </text:list>
      <text:p text:style-name="P36">mikro i małe przedsiębiorstwa nie dysponują zazwyczaj dużym kapitałem stąd przeznaczony dla nich system nie może pociągać za sobą dużych kosztów użytkowania (np. <text:span text:style-name="T45">opłat </text:span>licenc<text:span text:style-name="T45">yjnych</text:span>, <text:span text:style-name="T45">kosztów </text:span>utrzymania serwerów<text:span text:style-name="T45">)</text:span></text:p>
      <text:list xml:id="list211213472166745" text:continue-numbering="true" text:style-name="L2">
        <text:list-item>
          <text:p text:style-name="P111">Możliwość pracy wielu użytkowników z wielu stanowisk jednocześnie</text:p>
        </text:list-item>
        <text:list-item>
          <text:p text:style-name="P111">Zapewnienie spójności danych</text:p>
        </text:list-item>
        <text:list-item>
          <text:p text:style-name="P111">Zapewnienie bezpieczeństwa <text:span text:style-name="T45">dostępu do </text:span>danych</text:p>
        </text:list-item>
        <text:list-item>
          <text:p text:style-name="P112">Zapewnienie trwałości danych </text:p>
        </text:list-item>
        <text:list-item>
          <text:p text:style-name="P112">Zapewnienie nieprzerwanej dostępności usług </text:p>
        </text:list-item>
        <text:list-item>
          <text:p text:style-name="P111">Logowanie informacji o kluczowych procesach</text:p>
        </text:list-item>
      </text:list>
      <text:list xml:id="list211213585759935" text:continue-list="list211213552574024" text:style-name="WW8Num14">
        <text:list-item>
          <text:list>
            <text:list-item>
              <text:list>
                <text:list-item>
                  <text:h text:style-name="P97" text:outline-level="2">Wymagania techniczne</text:h>
                </text:list-item>
              </text:list>
            </text:list-item>
          </text:list>
        </text:list-item>
      </text:list>
      <text:p text:style-name="P132"><text:span text:style-name="T18">A</text:span><text:span text:style-name="T11">plikacja Mercury powinna działać na najpopularniejszych obecnie standardowych komputerach klasy PC. Jej wymagania sprzętowe powinny mieścić się w specyfikacji przeciętnego komputera dostępnego obecnie na rynku tak aby nie było potrzeby wymiany sprzętu specjalnie dla tej aplikacji. Wg badań statystycznych z serwisu gemiusRanking</text:span><text:span text:style-name="T11"><text:note text:id="ftn0" text:note-class="footnote"><text:note-citation>2</text:note-citation><text:note-body><text:p text:style-name="P134"><text:s/>Zob. <text:a xlink:type="simple" xlink:href="http://www.ranking.pl/pl/rankings/operating-systems-families.html" text:style-name="Internet_20_link" text:visited-style-name="Visited_20_Internet_20_Link">http://www.ranking.pl/pl/rankings/operating-systems-families.html</text:a> </text:p></text:note-body></text:note></text:span><text:span text:style-name="T11"> 76,12% użytkowników używa systemu operacyjnego z rodziny Windows ale systemu operacyjne z rodziny UNIX (Linux i MacOS) mają także znaczny </text:span><text:span text:style-name="T19">i co ważne rosnący </text:span><text:span text:style-name="T11">udział w rynku (</text:span><text:span text:style-name="T19">23,76%) dlatego też aplikacja Mercury powinna być zaprojektowana tak, by można jej było używać zarówno na systemach Windows jak i Linux i MacOS. </text:span></text:p>
      <text:list xml:id="list211213910125866" text:continue-numbering="true" text:style-name="WW8Num14">
        <text:list-item>
          <text:list>
            <text:list-item>
              <text:list>
                <text:list-item>
                  <text:h text:style-name="P95" text:outline-level="2"><text:soft-page-break/>Ogólny schemat aplikacji</text:h>
                </text:list-item>
              </text:list>
            </text:list-item>
          </text:list>
        </text:list-item>
      </text:list>
      <text:p text:style-name="P128">Aby pogodzić wymóg zapewnienia spójności danych z wymogiem zapewnienia możliwości pracy wielu użytkownikom na wielu stanowiskach jednocześnie projektowana aplikacja musiałaby: </text:p>
      <text:list xml:id="list5340595903261047239" text:style-name="L3">
        <text:list-item>
          <text:p text:style-name="P114">zapewnić ciągłą synchronizację danych wszystkich instancji programu ze sobą </text:p>
          <text:p text:style-name="P114">albo </text:p>
        </text:list-item>
        <text:list-item>
          <text:p text:style-name="P113"><text:span text:style-name="T16">być </text:span><text:span text:style-name="T15">podziel</text:span><text:span text:style-name="T16">oną</text:span><text:span text:style-name="T15"> na część serwerową (wspólną dla wszystkich użytkowników) </text:span><text:span text:style-name="T16">odpowiedzialną za przechowywanie danych </text:span><text:span text:style-name="T15">oraz na część kliencką która mogłaby mieć wiele niezależnych od siebie instancji dla każdego użytkownika.</text:span></text:p>
        </text:list-item>
      </text:list>
      <text:p text:style-name="P80">Przeanalizujmy zalety i wady obu rozwiązań:</text:p>
      <text:p text:style-name="P80">A – zalety:</text:p>
      <text:list xml:id="list7310837808127343546" text:style-name="L4">
        <text:list-item>
          <text:p text:style-name="P117">każda instancja byłaby samodzielna</text:p>
        </text:list-item>
        <text:list-item>
          <text:p text:style-name="P118">dane byłyby powielone w każdej instancji a przez to zmniejszyłoby się ryzyko ich utraty</text:p>
        </text:list-item>
      </text:list>
      <text:p text:style-name="P37">A – wady:</text:p>
      <text:list xml:id="list303581759932119368" text:style-name="L5">
        <text:list-item>
          <text:p text:style-name="P120"><text:span text:style-name="T52">k</text:span>ażda instancja musiałaby zawierać pełną funkcjonalność (w dużej mierze wspólną dla wszystkich – <text:span text:style-name="T50">niepotrzebna redundancja kodu</text:span>)</text:p>
        </text:list-item>
        <text:list-item>
          <text:p text:style-name="P120">Każda instancja wymagałaby przechowywania kompletu danych co prowadziłoby do niepotrzebnego ich powielania</text:p>
        </text:list-item>
        <text:list-item>
          <text:p text:style-name="P120">Każda instancja musiałaby nieustannie komunikować się ze wszystkimi innymi instancjami w celu synchronizacji danych</text:p>
        </text:list-item>
        <text:list-item>
          <text:p text:style-name="P120">Wymagana synchronizacja danych wymaga także ciągłego dostępu do sieci </text:p>
        </text:list-item>
        <text:list-item>
          <text:p text:style-name="P121">Problem z weryfikacją czy na pewno wszystkie aktualnie działające instancje „widzą” siebie nawzajem</text:p>
        </text:list-item>
        <text:list-item>
          <text:p text:style-name="P121">Problem z rozsynchronizowaniem danych w przypadku korzystania z odrębnych sieci – i ich ponowną synchronizacją</text:p>
        </text:list-item>
        <text:list-item>
          <text:p text:style-name="P121"><text:soft-page-break/>Problem z bezpieczeństwem danych – w sytuacji kiedy każda instancja przechowuje ich komplet dane te mogą dostać się w niepowołane ręce</text:p>
        </text:list-item>
        <text:list-item>
          <text:p text:style-name="P121">Problem z aktualizowaniem logiki biznesowej – wszystkie instancje musiałyby jednocześnie być aktualizowane</text:p>
        </text:list-item>
      </text:list>
      <text:p text:style-name="P38">B – zalety:</text:p>
      <text:list xml:id="list7069478475570720149" text:style-name="L6">
        <text:list-item>
          <text:p text:style-name="P122"><text:span text:style-name="T52">d</text:span>ane <text:span text:style-name="T51">mogłyby</text:span> być odseparowane <text:span text:style-name="T51">i trzymane w jednej bazie</text:span></text:p>
        </text:list-item>
        <text:list-item>
          <text:p text:style-name="P123">logika biznesowa mogłaby być osadzona na części serwerowej i przez to wspólna dla każdej instancji klienckiej</text:p>
        </text:list-item>
        <text:list-item>
          <text:p text:style-name="P119">brak potrzeby ciągłej synchronizacji danych gdyż wszystkie one trzymane byłyby w jednej, wspólnej bazie</text:p>
        </text:list-item>
        <text:list-item>
          <text:p text:style-name="P124">lepsza kontrola nad dostępem do danych</text:p>
        </text:list-item>
        <text:list-item>
          <text:p text:style-name="P124">część kliencka mogłaby być „lżejsza” i nie wymagałaby przechowywania kopii wszystkich danych</text:p>
        </text:list-item>
        <text:list-item>
          <text:p text:style-name="P124">aktualizacja schematu bazodanowego i logiki biznesowej mogłaby odbywać się tylko w części serwerowej i w wielu przypadkach być niewidoczną dla części klienckich</text:p>
        </text:list-item>
      </text:list>
      <text:p text:style-name="P39">B – wady:</text:p>
      <text:list xml:id="list6651753889237667589" text:style-name="L7">
        <text:list-item>
          <text:p text:style-name="P125">konieczność ciągłego podłączenia do sieci</text:p>
        </text:list-item>
        <text:list-item>
          <text:p text:style-name="P125">jedna wspólna baza danych wymagałaby odrębnego tworzenia kopii zapasowej danych w celu ochrony przed ich utratą</text:p>
        </text:list-item>
      </text:list>
      <text:p text:style-name="P39"/>
      <text:p text:style-name="P39">Jak można zauważyć bilans zalet i wad wskazuje zdecydowanie na rozwiązanie drugie. <text:span text:style-name="T53">Taki właśnie schemat przyjąłem dla aplikacji Mercury. </text:span>Warto jednak zauważyć że rozwiązania informatyczne typu A nie są całkowicie porzucone i obecnie znajdują zastosowanie tam gdzie wymagana jest decentralizacja systemu informatycznego choćby ze względu na zagrożenia jej przejęcia lub zablokowania. Najlepszym przykładem jest tutaj sieć Bitcoin. </text:p>
      <text:list xml:id="list211212592073529" text:continue-list="list211213910125866" text:style-name="WW8Num14">
        <text:list-item>
          <text:list>
            <text:list-item>
              <text:h text:style-name="P96" text:outline-level="2"><text:soft-page-break/>Planowana funkcjonalność </text:h>
            </text:list-item>
          </text:list>
        </text:list-item>
      </text:list>
      <text:p text:style-name="P78"><text:span text:style-name="T12">D</text:span><text:span text:style-name="T14">la z</text:span><text:span text:style-name="T13">apewnieni</text:span><text:span text:style-name="T14">a</text:span><text:span text:style-name="T13"> </text:span><text:span text:style-name="T14">funkcjonalności operacyjno-informacyjnej odnośnie przechowywania, zakupu, sprzedaży i przenoszenia towarów Mercury powinno umożliwiać gromadzenie, </text:span><text:span text:style-name="T17">przetwarzanie oraz prezentację</text:span><text:span text:style-name="T14"> następujących informacji:</text:span></text:p>
      <text:list xml:id="list1887357805250749735" text:style-name="L8">
        <text:list-item>
          <text:p text:style-name="P115">Magazyny</text:p>
        </text:list-item>
        <text:list-item>
          <text:p text:style-name="P115">Rodzaje towarów</text:p>
        </text:list-item>
        <text:list-item>
          <text:p text:style-name="P115">Towary</text:p>
        </text:list-item>
        <text:list-item>
          <text:p text:style-name="P115">Zakupy</text:p>
        </text:list-item>
        <text:list-item>
          <text:p text:style-name="P115">Miejsca zakupów</text:p>
        </text:list-item>
        <text:list-item>
          <text:p text:style-name="P115">Sprzedaże</text:p>
        </text:list-item>
        <text:list-item>
          <text:p text:style-name="P115">Miejsca sprzedaży</text:p>
        </text:list-item>
        <text:list-item>
          <text:p text:style-name="P115">Przeniesienia magazynowe</text:p>
        </text:list-item>
        <text:list-item>
          <text:p text:style-name="P116">Hmmm...</text:p>
        </text:list-item>
      </text:list>
      <text:list xml:id="list211211977856372" text:continue-list="list211212592073529" text:style-name="WW8Num14">
        <text:list-item>
          <text:list>
            <text:list-item>
              <text:h text:style-name="P99" text:outline-level="2">Dobór narzędzi </text:h>
            </text:list-item>
          </text:list>
        </text:list-item>
      </text:list>
      <text:p text:style-name="P79">Aby spełnić założone wymagania potrzeba wybrać odpowiednie narzędzia. Narzędzia te można podzielić na następujące kategorie:</text:p>
      <text:list xml:id="list5396386287946850417" text:style-name="L9">
        <text:list-item>
          <text:p text:style-name="P126">Baza danych</text:p>
        </text:list-item>
        <text:list-item>
          <text:p text:style-name="P126">Serwer aplikacyjny</text:p>
        </text:list-item>
        <text:list-item>
          <text:p text:style-name="P126">Język programowania</text:p>
        </text:list-item>
        <text:list-item>
          <text:p text:style-name="P126">Kliencka część systemu</text:p>
        </text:list-item>
      </text:list>
      <text:list xml:id="list211212027023666" text:continue-list="list211211977856372" text:style-name="WW8Num14">
        <text:list-item>
          <text:list>
            <text:list-item>
              <text:list>
                <text:list-item>
                  <text:h text:style-name="P104" text:outline-level="2">Baza danych </text:h>
                </text:list-item>
              </text:list>
            </text:list-item>
          </text:list>
        </text:list-item>
      </text:list>
      <text:p text:style-name="P130">Dane programu Mercury powinny być utrwalane. Najwygodniejszym rozwiązaniem będzie tutaj relacyjna baza danych SQL. Jest to rozwiązanie standardowe do tego typu aplikacji, wydajne i zapewniające transakcyjność operacji. Mercury nie ma niestandardowych wymagań w tym zakresie więc najlepsze będą znane, obecne na rynku rozwiązania. Jako że Mercury jest dedykowany dla <text:soft-page-break/>niewielkich przedsiębiorstw jego baza danych nie wymaga bardzo dużej wydajności. Przeciętna wydajność będzie wystarczająca. Ważnym jest natomiast by rozwiązanie to było niedrogie a najlepiej darmowe.</text:p>
      <text:p text:style-name="P131"><text:span text:style-name="T54">Do najpopularniejszych </text:span>na rynku silnik<text:span text:style-name="T54">ów</text:span> baz danych SQL <text:span text:style-name="T54">należą</text:span>:</text:p>
      <text:list xml:id="list211213697671923" text:continue-numbering="true" text:style-name="WW8Num14">
        <text:list-item>
          <text:list>
            <text:list-item>
              <text:list>
                <text:list-item>
                  <text:list>
                    <text:list-item>
                      <text:h text:style-name="P105" text:outline-level="2"><text:bookmark text:name="firstHeading3"/><text:span text:style-name="T47">MySQL</text:span></text:h>
                    </text:list-item>
                    <text:list-item>
                      <text:h text:style-name="P105" text:outline-level="2"><text:bookmark text:name="firstHeading4"/><text:span text:style-name="T47">Oracle Database</text:span></text:h>
                    </text:list-item>
                    <text:list-item>
                      <text:h text:style-name="P106" text:outline-level="2"><text:bookmark text:name="firstHeading5"/><text:span text:style-name="T47">PostgreSQL</text:span></text:h>
                    </text:list-item>
                    <text:list-item>
                      <text:h text:style-name="P103" text:outline-level="2"><text:span text:style-name="T1">Firebird</text:span></text:h>
                    </text:list-item>
                    <text:list-item>
                      <text:h text:style-name="P105" text:outline-level="2"><text:bookmark text:name="firstHeading6"/><text:span text:style-name="T47">Microsoft SQL Server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33"><text:span text:style-name="T47"/></text:p>
      <text:p text:style-name="P133"><text:span text:style-name="T47"/></text:p>
      <text:p text:style-name="P133"><text:span text:style-name="T47"><text:s/></text:span></text:p>
      <text:p text:style-name="P131"/>
      <text:p text:style-name="P129">[przegląd możliwych do wykorzystania w projekcie narzędzi, wraz z uzasadnionym wyborem]</text:p>
      <text:list xml:id="list211212132413790" text:continue-numbering="true" text:style-name="WW8Num14">
        <text:list-item>
          <text:list>
            <text:list-item>
              <text:h text:style-name="P96" text:outline-level="2">Schemat aplikacji</text:h>
            </text:list-item>
          </text:list>
        </text:list-item>
      </text:list>
      <text:p text:style-name="P76">[opis zakładanych cech projektowanego programu: założenia projektu, planowana funkcjonalność, schematy relacji, przepływ sterowania, itp.]</text:p>
      <text:p text:style-name="P75"/>
      <text:h text:style-name="P89" text:outline-level="1"/>
      <text:list xml:id="list211212857836118" text:continue-numbering="true" text:style-name="WW8Num14">
        <text:list-item>
          <text:h text:style-name="P90" text:outline-level="1"><text:bookmark-start text:name="__RefHeading__748_2128638108"/>Prezentacja programu<text:bookmark-end text:name="__RefHeading__748_2128638108"/></text:h>
          <text:list>
            <text:list-item>
              <text:h text:style-name="P100" text:outline-level="2">Wymagania programowo-sprzętowe</text:h>
            </text:list-item>
          </text:list>
        </text:list-item>
      </text:list>
      <text:p text:style-name="P74">[określić parametry komputera, na jakim opracowana prezentacja da się uruchomić: klasa procesora (jeśli to istotne), wymagane oprogramowanie, np. określona wersja przeglądarki, obsługującej określone mechanizmy]</text:p>
      <text:list xml:id="list211213487150882" text:continue-numbering="true" text:style-name="WW8Num14">
        <text:list-item>
          <text:list>
            <text:list-item>
              <text:h text:style-name="P100" text:outline-level="2"><text:bookmark-start text:name="__RefHeading___Toc2117418231"/>Instalowanie i uruchomienie programu<text:bookmark-end text:name="__RefHeading___Toc2117418231"/></text:h>
            </text:list-item>
          </text:list>
        </text:list-item>
      </text:list>
      <text:p text:style-name="P74">[opisać jak program się instaluje i/lub uruchamia]</text:p>
      <text:list xml:id="list211213788643736" text:continue-numbering="true" text:style-name="WW8Num14">
        <text:list-item>
          <text:list>
            <text:list-item>
              <text:h text:style-name="P100" text:outline-level="2"><text:bookmark-start text:name="__RefHeading___Toc2117418241"/>Posługiwanie się programem<text:bookmark-end text:name="__RefHeading___Toc2117418241"/></text:h>
            </text:list-item>
          </text:list>
        </text:list-item>
      </text:list>
      <text:p text:style-name="P74">[ilustrowana instrukcja obsługi (zaczynająca się od ekranu startowego programu), z opisem poszczególnych elementów ekranu, nawigacji itp.]</text:p>
      <text:list xml:id="list211212912087779" text:continue-numbering="true" text:style-name="WW8Num14">
        <text:list-item>
          <text:h text:style-name="P91" text:outline-level="1"><text:bookmark-start text:name="__RefHeading___Toc211741825"/>Wnioski<text:bookmark-end text:name="__RefHeading___Toc211741825"/></text:h>
        </text:list-item>
      </text:list>
      <text:p text:style-name="P68">Rozdział ostatni ma zawierać wnioski z realizacji pracy. Wnioski powinny obejmować (w odrębnych akapitach): </text:p>
      <text:list xml:id="list211212621488083" text:continue-numbering="true" text:style-name="WW8Num14">
        <text:list-item>
          <text:list>
            <text:list-item>
              <text:h text:style-name="P101" text:outline-level="2"><text:span text:style-name="T32">O</text:span><text:span text:style-name="T31">kreślenie czy cel pracy został osiągnięty, </text:span></text:h>
            </text:list-item>
            <text:list-item>
              <text:h text:style-name="P102" text:outline-level="2">Wyjaśnienie korzyści wnoszonych przez zrealizowanie pracy, </text:h>
            </text:list-item>
            <text:list-item>
              <text:h text:style-name="P102" text:outline-level="2">Omówienie problemów napotkanych w trakcie realizacji oraz jak wskazanie sposobów ich rozwiązania, </text:h>
            </text:list-item>
            <text:list-item>
              <text:h text:style-name="P102" text:outline-level="2">Wskazanie jak w przyszłości pracę można by rozwinąć lub ulepszyć.</text:h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Zwykły"/>
      <text:p text:style-name="Zwykły"/>
      <text:p text:style-name="P138"><text:bookmark-start text:name="__RefHeading___Toc211741826"/>Literatura<text:bookmark-end text:name="__RefHeading___Toc211741826"/></text:p>
      <text:p text:style-name="P31">[1] PN-N-01623:1984 <text:span text:style-name="T11">Dokumentacja konstrukcyjna. Zasady wykonywania dokumentów tekstowych</text:span></text:p>
      <text:p text:style-name="P31">[2] PN-N-01180:1974 <text:span text:style-name="T11">Opracowania dokumentacyjne. Postanowienia ogólne</text:span></text:p>
      <text:p text:style-name="P31">[3] PN-N-01180:1979 <text:span text:style-name="T11">Opracowania dokumentacyjne. Informacja ekspresowa i przegląd dokumentacyjny</text:span></text:p>
      <text:p text:style-name="P55">[4] http://pl.wikipedia.org/wiki/DHCP</text:p>
      <text:p text:style-name="P55">[5] http://drukarnie.com.pl/statystyki_z_branzy/statystyki_z_branzy.asp</text:p>
      <text:p text:style-name="P55">[6]<text:tab/>J. Kowalski, <text:span text:style-name="T11">Jak składać teksty komputerowe</text:span>, PWN, Warszawa, 1995</text:p>
      <text:p text:style-name="P55">[7]<text:tab/>P. Liszewski, „Skanery”, <text:span text:style-name="T11">PC World Komputer</text:span>, Nr 4, Vol. II, IV.2000,<text:line-break/>ss. 72-73</text:p>
      <text:p text:style-name="P139"><text:bookmark-start text:name="__RefHeading___Toc211741827"/>Dodatek A. [tytuł]<text:bookmark-end text:name="__RefHeading___Toc211741827"/></text:p>
      <text:p text:style-name="P11">[treść dodatku A]</text:p>
      <text:p text:style-name="Dodatek"/>
      <text:p text:style-name="P14"><text:bookmark-start text:name="__RefHeading___Toc211741828"/>Dodatek B. [tytuł]<text:bookmark-end text:name="__RefHeading___Toc211741828"/></text:p>
      <text:p text:style-name="Zwykły">[treść]</text:p>
      <text:p text:style-name="P13">co napisać:</text:p>
      <text:list xml:id="list6708599878076451524" text:style-name="L10">
        <text:list-item>
          <text:p text:style-name="P127">że można rozbudować program o opcje usług</text:p>
        </text:list-item>
      </text:list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Zwykły" style:default-outline-level="1" style:list-style-name="WW8Num14" style:class="text">
      <style:paragraph-properties fo:margin-left="0.76cm" fo:margin-right="0cm" fo:margin-top="0cm" fo:margin-bottom="0.635cm" loext:contextual-spacing="false" fo:line-height="150%" fo:text-indent="-0.76cm" style:auto-text-indent="false" fo:keep-with-next="always"/>
      <style:text-properties style:font-name="Arial" fo:font-family="Arial" style:font-family-generic="swiss" style:font-pitch="variable" fo:font-size="14pt" fo:language="pl" fo:country="PL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Zwykły" style:default-outline-level="2" style:list-style-name="WW8Num14" style:class="text">
      <style:paragraph-properties fo:margin-top="0.635cm" fo:margin-bottom="0.212cm" loext:contextual-spacing="false" fo:line-height="150%" fo:keep-with-next="always"/>
      <style:text-properties style:font-name="Arial" fo:font-family="Arial" style:font-family-generic="swiss" style:font-pitch="variable" fo:font-size="12pt" fo:language="pl" fo:country="PL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Zwykły" style:default-outline-level="3" style:list-style-name="WW8Num14" style:class="text">
      <style:paragraph-properties fo:margin-top="0.423cm" fo:margin-bottom="0.423cm" loext:contextual-spacing="false" fo:line-height="150%" fo:keep-with-next="always"/>
      <style:text-properties fo:font-size="12pt" fo:language="pl" fo:country="PL" fo:font-weight="bold" style:font-size-asian="12pt" style:font-weight-asian="bold"/>
    </style:style>
    <style:style style:name="Heading_20_4" style:display-name="Heading 4" style:family="paragraph" style:parent-style-name="Standard" style:next-style-name="Zwykły" style:default-outline-level="4" style:list-style-name="WW8Num14" style:class="text">
      <style:paragraph-properties fo:margin-left="1.52cm" fo:margin-right="0cm" fo:margin-top="0.423cm" fo:margin-bottom="0.423cm" loext:contextual-spacing="false" fo:line-height="150%" fo:text-indent="-1.52cm" style:auto-text-indent="false" fo:keep-with-next="always"/>
      <style:text-properties fo:font-size="12pt" fo:language="pl" fo:country="PL" fo:font-style="italic" style:font-size-asian="12pt" style:font-style-asian="italic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list-style-name="WW8Num1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/>
    <style:style style:name="Zwykły" style:family="paragraph" style:parent-style-name="Standard">
      <style:paragraph-properties fo:margin-top="0cm" fo:margin-bottom="0.212cm" loext:contextual-spacing="false" fo:line-height="150%" fo:text-align="justify" style:justify-single-word="false"/>
      <style:text-properties fo:font-size="12pt" fo:language="pl" fo:country="PL" style:font-size-asian="12pt"/>
    </style:style>
    <style:style style:name="Stopka_2f_Przypis" style:display-name="Stopka/Przypis" style:family="paragraph" style:parent-style-name="Footnote">
      <style:paragraph-properties fo:text-align="justify" style:justify-single-word="false"/>
      <style:text-properties fo:language="pl" fo:country="PL"/>
    </style:style>
    <style:style style:name="Contents_20_1" style:display-name="Contents 1" style:family="paragraph" style:parent-style-name="Standard" style:next-style-name="Standard" style:class="index">
      <style:paragraph-properties fo:margin-left="0.6cm" fo:margin-right="0.501cm" fo:line-height="150%" fo:text-align="justify" style:justify-single-word="false" fo:text-indent="-0.6cm" style:auto-text-indent="false"/>
      <style:text-properties fo:font-size="12pt" fo:language="pl" fo:country="PL" style:font-size-asian="12pt"/>
    </style:style>
    <style:style style:name="Kod_20_programu" style:display-name="Kod programu" style:family="paragraph" style:parent-style-name="Zwykły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Contents_20_Heading" style:display-name="Contents Heading" style:family="paragraph" style:parent-style-name="Zwykły" style:next-style-name="Zwykły" style:class="index">
      <style:paragraph-properties fo:margin-left="0cm" fo:margin-right="0cm" fo:margin-top="0cm" fo:margin-bottom="0.635cm" loext:contextual-spacing="false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9cm" fo:margin-right="0.501cm" fo:line-height="150%" fo:text-align="justify" style:justify-single-word="false" fo:text-indent="-0.3cm" style:auto-text-indent="false">
        <style:tab-stops>
          <style:tab-stop style:position="1.501cm"/>
          <style:tab-stop style:position="14.48cm" style:type="right" style:leader-style="dotted" style:leader-text="."/>
        </style:tab-stops>
      </style:paragraph-properties>
      <style:text-properties fo:font-size="12pt" fo:language="pl" fo:country="PL" style:font-size-asian="12pt" style:language-asian="pl" style:country-asian="PL"/>
    </style:style>
    <style:style style:name="Contents_20_3" style:display-name="Contents 3" style:family="paragraph" style:parent-style-name="Standard" style:next-style-name="Standard" style:class="index">
      <style:paragraph-properties fo:margin-left="2.469cm" fo:margin-right="0.501cm" fo:line-height="150%" fo:text-align="justify" style:justify-single-word="false" fo:text-indent="-1.27cm" style:auto-text-indent="false"/>
      <style:text-properties fo:font-size="12pt" fo:language="pl" fo:country="PL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3.771cm" fo:margin-right="0.501cm" fo:line-height="150%" fo:text-align="justify" style:justify-single-word="false" fo:text-indent="-1.27cm" style:auto-text-indent="false"/>
      <style:text-properties fo:font-size="12pt" fo:language="pl" fo:country="PL" style:font-size-asian="12pt"/>
    </style:style>
    <style:style style:name="Contents_20_5" style:display-name="Contents 5" style:family="paragraph" style:parent-style-name="Standard" style:next-style-name="Standard" style:class="index">
      <style:paragraph-properties fo:margin-left="1.409cm" fo:margin-right="0cm" fo:line-height="150%" fo:text-indent="0cm" style:auto-text-indent="false"/>
      <style:text-properties fo:font-size="12pt" fo:language="pl" fo:country="PL" style:font-size-asian="12pt"/>
    </style:style>
    <style:style style:name="Contents_20_6" style:display-name="Contents 6" style:family="paragraph" style:parent-style-name="Standard" style:next-style-name="Standard" style:class="index">
      <style:paragraph-properties fo:margin-left="1.76cm" fo:margin-right="0cm" fo:line-height="150%" fo:text-indent="0cm" style:auto-text-indent="false"/>
      <style:text-properties fo:font-size="12pt" fo:language="pl" fo:country="PL" style:font-size-asian="12pt"/>
    </style:style>
    <style:style style:name="Contents_20_7" style:display-name="Contents 7" style:family="paragraph" style:parent-style-name="Standard" style:next-style-name="Standard" style:class="index">
      <style:paragraph-properties fo:margin-left="2.12cm" fo:margin-right="0cm" fo:line-height="150%" fo:text-indent="0cm" style:auto-text-indent="false"/>
      <style:text-properties fo:font-size="12pt" fo:language="pl" fo:country="PL" style:font-size-asian="12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150%" fo:text-indent="0cm" style:auto-text-indent="false"/>
      <style:text-properties fo:font-size="12pt" fo:language="pl" fo:country="PL" style:font-size-asian="12pt"/>
    </style:style>
    <style:style style:name="Contents_20_9" style:display-name="Contents 9" style:family="paragraph" style:parent-style-name="Standard" style:next-style-name="Standard" style:class="index">
      <style:paragraph-properties fo:margin-left="2.82cm" fo:margin-right="0cm" fo:line-height="150%" fo:text-indent="0cm" style:auto-text-indent="false"/>
      <style:text-properties fo:font-size="12pt" fo:language="pl" fo:country="PL" style:font-size-asian="12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azwa_20_Uczelnii" style:display-name="Nazwa Uczelnii" style:family="paragraph" style:parent-style-name="Zwykły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Nazwa_20_wydziału" style:display-name="Nazwa wydziału" style:family="paragraph" style:parent-style-name="Zwykły">
      <style:paragraph-properties fo:margin-left="0cm" fo:margin-right="0cm" fo:margin-top="0cm" fo:margin-bottom="4.233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Zwykły" style:next-style-name="Text_20_body" style:class="chapter">
      <style:paragraph-properties fo:margin-left="0cm" fo:margin-right="0cm" fo:margin-top="0cm" fo:margin-bottom="2.54cm" loext:contextual-spacing="false" fo:text-align="center" style:justify-single-word="false" fo:text-indent="0cm" style:auto-text-indent="false"/>
      <style:text-properties fo:font-variant="small-caps" fo:font-size="20pt" fo:font-weight="bold" style:font-size-asian="20pt" style:font-weight-asian="bold"/>
    </style:style>
    <style:style style:name="Autor" style:family="paragraph" style:parent-style-name="Zwykły">
      <style:paragraph-properties fo:margin-left="0cm" fo:margin-right="0cm" fo:margin-top="0cm" fo:margin-bottom="3.387cm" loext:contextual-spacing="false" fo:text-align="center" style:justify-single-word="false" fo:text-indent="0cm" style:auto-text-indent="false"/>
      <style:text-properties fo:font-size="16pt" style:font-size-asian="16pt"/>
    </style:style>
    <style:style style:name="Promotor" style:family="paragraph" style:parent-style-name="Zwykły">
      <style:paragraph-properties fo:margin-left="0cm" fo:margin-right="0cm" fo:text-align="end" style:justify-single-word="false" fo:text-indent="0cm" style:auto-text-indent="false"/>
      <style:text-properties fo:font-size="14pt" style:font-size-asian="14pt"/>
    </style:style>
    <style:style style:name="Nagłówek_20_literatury" style:display-name="Nagłówek literatury" style:family="paragraph" style:parent-style-name="Heading_20_1" style:next-style-name="Zwykły" style:default-outline-level="" style:list-style-name="">
      <style:paragraph-properties fo:margin-left="0cm" fo:margin-right="0cm" fo:margin-top="0cm" fo:margin-bottom="0.635cm" loext:contextual-spacing="false" fo:line-height="150%" fo:text-indent="0cm" style:auto-text-indent="false"/>
      <style:text-properties fo:language="pl" fo:country="PL"/>
    </style:style>
    <style:style style:name="Caption_20__28_user_29_" style:display-name="Caption (user)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/>
    </style:style>
    <style:style style:name="Tekst_20_w_20_tabeli" style:display-name="Tekst w tabeli" style:family="paragraph" style:parent-style-name="Zwykły">
      <style:paragraph-properties fo:margin-left="0cm" fo:margin-right="0cm" fo:margin-top="0.071cm" fo:margin-bottom="0.071cm" loext:contextual-spacing="false" fo:line-height="100%" fo:text-indent="0cm" style:auto-text-indent="false"/>
      <style:text-properties fo:font-size="10pt" style:font-size-asian="10pt"/>
    </style:style>
    <style:style style:name="Podpis_20_rysunku_20_lub_20_tabeli" style:display-name="Podpis rysunku lub tabeli" style:family="paragraph" style:parent-style-name="Zwykły" style:next-style-name="Zwykły">
      <style:paragraph-properties fo:margin-left="0cm" fo:margin-right="0cm" fo:margin-top="0.212cm" fo:margin-bottom="0.212cm" loext:contextual-spacing="false" fo:line-height="100%" fo:text-align="start" style:justify-single-word="false" fo:text-indent="0cm" style:auto-text-indent="false"/>
      <style:text-properties fo:font-size="10pt" fo:font-weight="bold" style:font-size-asian="10pt" style:font-weight-asian="bold"/>
    </style:style>
    <style:style style:name="Dodatek" style:family="paragraph" style:parent-style-name="Nagłówek_20_literatury" style:next-style-name="Zwykły"/>
    <style:style style:name="Nagłówek_20_streszczenia" style:display-name="Nagłówek streszczenia" style:family="paragraph" style:parent-style-name="Zwykły" style:next-style-name="Zwykły">
      <style:paragraph-properties fo:margin-left="0cm" fo:margin-right="0cm" fo:margin-top="0cm" fo:margin-bottom="0.635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dykacja" style:family="paragraph" style:parent-style-name="Zwykły">
      <style:paragraph-properties fo:margin-left="8.001cm" fo:margin-right="0cm" fo:margin-top="18.627cm" fo:margin-bottom="0.212cm" loext:contextual-spacing="false" fo:text-align="start" style:justify-single-word="false" fo:text-indent="0cm" style:auto-text-indent="false"/>
    </style:style>
    <style:style style:name="Nagłówek_20_spisu" style:display-name="Nagłówek spisu" style:family="paragraph" style:parent-style-name="Nagłówek_20_literatury" style:next-style-name="Zwykły"/>
    <style:style style:name="Table_20_of_20_Figures" style:display-name="Table of Figures" style:family="paragraph" style:parent-style-name="Standard" style:next-style-name="Standard">
      <style:paragraph-properties fo:line-height="150%"/>
      <style:text-properties fo:font-size="12pt" fo:language="pl" fo:country="PL" style:font-size-asian="12pt"/>
    </style:style>
    <style:style style:name="Endnote" style:family="paragraph" style:parent-style-name="Standard" style:class="extra"/>
    <style:style style:name="Body_20_Text_20_3" style:display-name="Body Text 3" style:family="paragraph" style:parent-style-name="Standard">
      <style:paragraph-properties fo:margin-top="0.106cm" fo:margin-bottom="0.106cm" loext:contextual-spacing="false" fo:text-align="justify" style:justify-single-word="false">
        <style:tab-stops>
          <style:tab-stop style:position="0.501cm"/>
        </style:tab-stops>
      </style:paragraph-properties>
      <style:text-properties fo:font-size="13pt" style:font-size-asian="13pt" style:font-size-complex="12pt"/>
    </style:style>
    <style:style style:name="rozdzial" style:family="paragraph" style:parent-style-name="Standard">
      <style:paragraph-properties fo:margin-top="0cm" fo:margin-bottom="0.212cm" loext:contextual-spacing="false" style:line-height-at-least="0.635cm" fo:text-align="justify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A1" style:family="paragraph" style:parent-style-name="Standard">
      <style:text-properties style:font-name="Garamond" fo:font-family="Garamond" style:font-family-generic="roman" style:font-pitch="variable" fo:font-size="12pt" style:font-size-asian="12pt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fo:font-size="14pt" style:font-size-asian="14pt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Zwykły_20_Char" style:display-name="Zwykły Char" style:family="text" style:parent-style-name="Default_20_Paragraph_20_Font">
      <style:text-properties fo:font-size="12pt" fo:language="pl" fo:country="PL" style:font-size-asian="12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outline-level-style>
      <text:outline-level-style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9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6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524cm" fo:margin-left="1.524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 style:page-usage="mirrored">
      <style:page-layout-properties fo:page-width="21.001cm" fo:page-height="29.7cm" style:num-format="i" style:print-orientation="portrait" fo:margin-top="2.501cm" fo:margin-bottom="1.3cm" fo:margin-left="4.002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1.102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.501cm" fo:margin-bottom="1.3cm" fo:margin-left="4.002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1.1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Ramka1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Konwertuj_20_1" style:display-name="Konwertuj 1" style:page-layout-name="Mpm1">
      <style:footer>
        <text:p text:style-name="MP1"><draw:frame draw:style-name="Mfr1" draw:name="Ramka2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Konwertuj_20_2" style:display-name="Konwertuj 2" style:page-layout-name="Mpm1">
      <style:footer>
        <text:p text:style-name="MP1"><draw:frame draw:style-name="Mfr1" draw:name="Ramka3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text:p text:style-name="Footer"/></draw:text-box></draw:frame></text:p>
      </style:footer>
      <style:footer-first>
        <text:p text:style-name="Footer"/>
      </style:footer-first>
    </style:master-page>
    <style:master-page style:name="Konwertuj_20_3" style:display-name="Konwertuj 3" style:page-layout-name="Mpm1">
      <style:footer>
        <text:p text:style-name="MP1"><draw:frame draw:style-name="Mfr1" draw:name="Ramka4" text:anchor-type="paragraph" svg:y="0.002cm" draw:z-index="4"><draw:text-box fo:min-height="0.058cm" fo:min-width="0.041cm"><text:p text:style-name="Footer"><text:span text:style-name="Page_20_Number"><text:page-number text:select-page="current">vii</text:page-number></text:span></text:p><text:p text:style-name="Footer"/></draw:text-box></draw:frame></text:p>
      </style:footer>
    </style:master-page>
    <style:master-page style:name="Konwertuj_20_4" style:display-name="Konwertuj 4" style:page-layout-name="Mpm1">
      <style:footer>
        <text:p text:style-name="MP1"><draw:frame draw:style-name="Mfr1" draw:name="Ramka5" text:anchor-type="paragraph" svg:y="0.002cm" draw:z-index="5"><draw:text-box fo:min-height="0.058cm" fo:min-width="0.041cm"><text:p text:style-name="Footer"><text:span text:style-name="Page_20_Number"><text:page-number text:select-page="current">viii</text:page-number></text:span></text:p><text:p text:style-name="Footer"/></draw:text-box></draw:frame></text:p>
      </style:footer>
    </style:master-page>
    <style:master-page style:name="Konwertuj_20_5" style:display-name="Konwertuj 5" style:page-layout-name="Mpm1">
      <style:footer>
        <text:p text:style-name="MP1"><draw:frame draw:style-name="Mfr1" draw:name="Ramka6" text:anchor-type="paragraph" svg:y="0.002cm" draw:z-index="6"><draw:text-box fo:min-height="0.058cm" fo:min-width="0.041cm"><text:p text:style-name="Footer"><text:span text:style-name="Page_20_Number"><text:page-number text:select-page="current">ix</text:page-number></text:span></text:p><text:p text:style-name="Footer"/></draw:text-box></draw:frame></text:p>
      </style:footer>
    </style:master-page>
    <style:master-page style:name="Konwertuj_20_6" style:display-name="Konwertuj 6" style:page-layout-name="Mpm1">
      <style:footer>
        <text:p text:style-name="MP1"><draw:frame draw:style-name="Mfr1" draw:name="Ramka7" text:anchor-type="paragraph" svg:y="0.002cm" draw:z-index="7"><draw:text-box fo:min-height="0.058cm" fo:min-width="0.041cm"><text:p text:style-name="Footer"><text:span text:style-name="Page_20_Number"><text:page-number text:select-page="current">x</text:page-number></text:span></text:p><text:p text:style-name="Footer"/></draw:text-box></draw:frame></text:p>
      </style:footer>
    </style:master-page>
    <style:master-page style:name="Konwertuj_20_7" style:display-name="Konwertuj 7" style:page-layout-name="Mpm2">
      <style:footer>
        <text:p text:style-name="MP1"><draw:frame draw:style-name="Mfr1" draw:name="Ramka8" text:anchor-type="paragraph" svg:y="0.002cm" draw:z-index="9"><draw:text-box fo:min-height="0.058cm" fo:min-width="0.041cm"><text:p text:style-name="Footer"><text:span text:style-name="Page_20_Number"><text:page-number text:select-page="current">2</text:page-number></text:span></text:p><text:p text:style-name="Footer"/></draw:text-box></draw:frame></text:p>
      </style:footer>
    </style:master-page>
    <style:master-page style:name="Konwertuj_20_8" style:display-name="Konwertuj 8" style:page-layout-name="Mpm2">
      <style:footer>
        <text:p text:style-name="MP1"><draw:frame draw:style-name="Mfr1" draw:name="Ramka9" text:anchor-type="paragraph" svg:y="0.002cm" draw:z-index="17"><draw:text-box fo:min-height="0.058cm" fo:min-width="0.041cm"><text:p text:style-name="Footer"><text:span text:style-name="Page_20_Number"><text:page-number text:select-page="current">10</text:page-number></text:span></text:p><text:p text:style-name="Footer"/></draw:text-box></draw:frame></text:p>
      </style:footer>
    </style:master-page>
    <style:master-page style:name="Konwertuj_20_9" style:display-name="Konwertuj 9" style:page-layout-name="Mpm2">
      <style:footer>
        <text:p text:style-name="MP1"><draw:frame draw:style-name="Mfr1" draw:name="Ramka10" text:anchor-type="paragraph" svg:y="0.002cm" draw:z-index="0"><draw:text-box fo:min-height="0.058cm" fo:min-width="0.041cm"><text:p text:style-name="Footer"><text:span text:style-name="Page_20_Number"><text:page-number text:select-page="current">0</text:page-number></text:span></text:p><text:p text:style-name="Footer"/></draw:text-box></draw:frame></text:p>
      </style:footer>
    </style:master-page>
    <style:master-page style:name="Konwertuj_20_10" style:display-name="Konwertuj 10" style:page-layout-name="Mpm2">
      <style:footer>
        <text:p text:style-name="MP1"><draw:frame draw:style-name="Mfr1" draw:name="Ramka11" text:anchor-type="paragraph" svg:y="0.002cm" draw:z-index="18"><draw:text-box fo:min-height="0.058cm" fo:min-width="0.041cm"><text:p text:style-name="Footer"><text:span text:style-name="Page_20_Number"><text:page-number text:select-page="current">11</text:page-number></text:span></text:p><text:p text:style-name="Footer"/></draw:text-box></draw:frame></text:p>
      </style:footer>
    </style:master-page>
    <style:master-page style:name="Konwertuj_20_11" style:display-name="Konwertuj 11" style:page-layout-name="Mpm2">
      <style:footer>
        <text:p text:style-name="MP1"><draw:frame draw:style-name="Mfr1" draw:name="Ramka12" text:anchor-type="paragraph" svg:y="0.002cm" draw:z-index="19"><draw:text-box fo:min-height="0.058cm" fo:min-width="0.041cm"><text:p text:style-name="Footer"><text:span text:style-name="Page_20_Number"><text:page-number text:select-page="current">12</text:page-number></text:span></text:p><text:p text:style-name="Footer"/></draw:text-box></draw:frame></text:p>
      </style:footer>
    </style:master-page>
    <style:master-page style:name="Konwertuj_20_12" style:display-name="Konwertuj 12" style:page-layout-name="Mpm2">
      <style:footer>
        <text:p text:style-name="MP1"><draw:frame draw:style-name="Mfr1" draw:name="Ramka13" text:anchor-type="paragraph" svg:y="0.002cm" draw:z-index="22"><draw:text-box fo:min-height="0.058cm" fo:min-width="0.041cm"><text:p text:style-name="Footer"><text:span text:style-name="Page_20_Number"><text:page-number text:select-page="current">15</text:page-number></text:span></text:p><text:p text:style-name="Footer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aDyplomowa</dc:title>
    <dc:subject>Szablon pracy dyplomowej WEIT, UZ</dc:subject>
    <meta:creation-date>2015-06-16T09:16:04.879312324</meta:creation-date>
    <dc:date>2015-06-18T21:12:11.419406533</dc:date>
    <meta:print-date>2010-11-17T09:05:00</meta:print-date>
    <meta:editing-cycles>48</meta:editing-cycles>
    <meta:editing-duration>PT12H34M26S</meta:editing-duration>
    <meta:generator>LibreOffice/4.3.3.2$Linux_X86_64 LibreOffice_project/430m0$Build-2</meta:generator>
    <meta:document-statistic meta:table-count="4" meta:image-count="0" meta:object-count="1" meta:page-count="25" meta:paragraph-count="261" meta:word-count="1957" meta:character-count="15236" meta:non-whitespace-character-count="13537"/>
  </office:meta>
</office:document-meta>
</file>